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Gayathri Thin" svg:font-family="'Gayathri Thin'" style:font-pitch="variable"/>
    <style:font-face style:name="Gubbi" svg:font-family="Gubbi" style:font-pitch="variable"/>
    <style:font-face style:name="Jamrul" svg:font-family="Jamrul" style:font-pitch="variable"/>
    <style:font-face style:name="KacstArt" svg:font-family="KacstArt" style:font-pitch="variable"/>
    <style:font-face style:name="KacstBook" svg:font-family="KacstBook" style:font-pitch="variable"/>
    <style:font-face style:name="KacstDecorative" svg:font-family="KacstDecorative" style:font-pitch="variable"/>
    <style:font-face style:name="KacstDigital" svg:font-family="KacstDigital" style:font-pitch="variable"/>
    <style:font-face style:name="KacstFarsi" svg:font-family="KacstFarsi" style:font-pitch="variable"/>
    <style:font-face style:name="KacstLetter" svg:font-family="KacstLetter" style:font-pitch="variable"/>
    <style:font-face style:name="KacstNaskh" svg:font-family="KacstNaskh" style:font-pitch="variable"/>
    <style:font-face style:name="KacstOffice" svg:font-family="KacstOffice" style:font-pitch="variable"/>
    <style:font-face style:name="KacstOne" svg:font-family="KacstOne" style:font-pitch="variable"/>
    <style:font-face style:name="KacstPen" svg:font-family="KacstPen" style:font-pitch="variable"/>
    <style:font-face style:name="KacstPoster" svg:font-family="KacstPoster" style:font-pitch="variable"/>
    <style:font-face style:name="KacstQurn" svg:font-family="KacstQurn" style:font-pitch="variable"/>
    <style:font-face style:name="KacstScreen" svg:font-family="KacstScreen" style:font-pitch="variable"/>
    <style:font-face style:name="KacstTitle" svg:font-family="KacstTitle" style:font-pitch="variable"/>
    <style:font-face style:name="KacstTitleL" svg:font-family="KacstTitleL" style:font-pitch="variable"/>
    <style:font-face style:name="Kalapi" svg:font-family="Kalapi" style:font-pitch="variable"/>
    <style:font-face style:name="Kalimati" svg:font-family="Kalimati" style:font-pitch="variable"/>
    <style:font-face style:name="Karumbi" svg:font-family="Karumbi" style:font-pitch="variable"/>
    <style:font-face style:name="Khmer OS" svg:font-family="'Khmer OS'" style:font-pitch="variable"/>
    <style:font-face style:name="Kinnari" svg:font-family="Kinn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A1" style:family="table-cell">
      <style:table-cell-properties style:writing-mode="page"/>
    </style:style>
    <style:style style:name="Table1.4" style:family="table-row">
      <style:table-row-properties style:min-row-height="0.6486in"/>
    </style:style>
    <style:style style:name="Table1.5" style:family="table-row">
      <style:table-row-properties style:min-row-height="0.8451in"/>
    </style:style>
    <style:style style:name="Table2" style:family="table">
      <style:table-properties style:width="6.6931in" table:align="margins" style:writing-mode="lr-tb"/>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writing-mode="lr-tb"/>
    </style:style>
    <style:style style:name="Table3.A" style:family="table-column">
      <style:table-column-properties style:column-width="3.346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writing-mode="lr-tb"/>
    </style:style>
    <style:style style:name="Table4.A" style:family="table-column">
      <style:table-column-properties style:column-width="3.346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writing-mode="lr-tb"/>
    </style:style>
    <style:style style:name="Table5.A" style:family="table-column">
      <style:table-column-properties style:column-width="3.346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writing-mode="lr-tb"/>
    </style:style>
    <style:style style:name="Table6.A" style:family="table-column">
      <style:table-column-properties style:column-width="3.346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writing-mode="lr-tb"/>
    </style:style>
    <style:style style:name="Table7.A" style:family="table-column">
      <style:table-column-properties style:column-width="3.3465in" style:rel-column-width="3276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writing-mode="lr-tb"/>
    </style:style>
    <style:style style:name="Table8.A" style:family="table-column">
      <style:table-column-properties style:column-width="3.3465in" style:rel-column-width="3276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9" style:family="table-row">
      <style:table-row-properties style:min-row-height="0.3694in"/>
    </style:style>
    <style:style style:name="Table9" style:family="table">
      <style:table-properties style:width="6.6931in" table:align="margins" style:writing-mode="lr-tb"/>
    </style:style>
    <style:style style:name="Table9.A" style:family="table-column">
      <style:table-column-properties style:column-width="3.3465in" style:rel-column-width="3276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8" style:family="table-row">
      <style:table-row-properties style:min-row-height="1.5514in"/>
    </style:style>
    <style:style style:name="Table10" style:family="table">
      <style:table-properties style:width="6.6931in" table:align="margins" style:writing-mode="lr-tb"/>
    </style:style>
    <style:style style:name="Table10.A" style:family="table-column">
      <style:table-column-properties style:column-width="3.3465in" style:rel-column-width="3276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writing-mode="lr-tb"/>
    </style:style>
    <style:style style:name="Table11.A" style:family="table-column">
      <style:table-column-properties style:column-width="3.3465in" style:rel-column-width="3276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writing-mode="lr-tb"/>
    </style:style>
    <style:style style:name="Table12.A" style:family="table-column">
      <style:table-column-properties style:column-width="3.3465in" style:rel-column-width="3276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writing-mode="lr-tb"/>
    </style:style>
    <style:style style:name="Table13.A" style:family="table-column">
      <style:table-column-properties style:column-width="3.3465in" style:rel-column-width="3276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9" style:family="table-row">
      <style:table-row-properties style:min-row-height="0.3681in"/>
    </style:style>
    <style:style style:name="Table14" style:family="table">
      <style:table-properties style:width="6.6931in" table:align="margins" style:writing-mode="lr-tb"/>
    </style:style>
    <style:style style:name="Table14.A" style:family="table-column">
      <style:table-column-properties style:column-width="3.3465in" style:rel-column-width="3276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fo:text-align="end" style:justify-single-word="false" style:writing-mode="rl-tb"/>
      <style:text-properties fo:font-variant="normal" fo:text-transform="none" fo:color="#000000" style:text-line-through-style="none" style:text-line-through-type="none" style:text-underline-style="none" style:text-blinking="false" fo:background-color="transparent" style:font-name-complex="Arial" style:font-size-complex="16pt" style:font-style-complex="normal" style:font-weight-complex="normal"/>
    </style:style>
    <style:style style:name="P4"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5" style:family="paragraph" style:parent-style-name="Text_20_body">
      <style:paragraph-properties fo:margin-left="0in" fo:margin-right="0in" fo:margin-top="0in" fo:margin-bottom="0in" loext:contextual-spacing="false" fo:line-height="138%" fo:text-indent="0in" style:auto-text-indent="false" style:writing-mode="lr-tb"/>
    </style:style>
    <style:style style:name="P6"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009add2"/>
    </style:style>
    <style:style style:name="P7"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009c219"/>
    </style:style>
    <style:style style:name="P8"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009ea3f"/>
    </style:style>
    <style:style style:name="P9"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rsid="0009add2" officeooo:paragraph-rsid="0009c219"/>
    </style:style>
    <style:style style:name="P10"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rsid="0009c219" officeooo:paragraph-rsid="0009c219"/>
    </style:style>
    <style:style style:name="P11"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rsid="0009ea3f" officeooo:paragraph-rsid="0009ea3f"/>
    </style:style>
    <style:style style:name="P12"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13" style:family="paragraph" style:parent-style-name="Standard">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fo:font-size="16pt" fo:language="en" fo:country="US" style:text-underline-style="none" officeooo:rsid="0009c219" officeooo:paragraph-rsid="00101efb" style:text-blinking="false" fo:background-color="transparent" style:font-size-asian="14pt" style:font-size-complex="16pt"/>
    </style:style>
    <style:style style:name="P14" style:family="paragraph" style:parent-style-name="Standard">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fo:font-size="16pt" fo:language="en" fo:country="US" style:text-underline-style="none" officeooo:rsid="0009ea3f" officeooo:paragraph-rsid="00134a15" style:text-blinking="false" fo:background-color="transparent" style:font-size-asian="14pt" style:font-size-complex="16pt"/>
    </style:style>
    <style:style style:name="P15" style:family="paragraph" style:parent-style-name="Table_20_Contents">
      <style:text-properties fo:font-size="16pt" officeooo:rsid="000c88e4" officeooo:paragraph-rsid="000c88e4" style:font-size-asian="14pt" style:font-size-complex="16pt"/>
    </style:style>
    <style:style style:name="P16" style:family="paragraph" style:parent-style-name="Table_20_Contents">
      <style:text-properties fo:font-size="16pt" officeooo:rsid="000da4ff" officeooo:paragraph-rsid="000da4ff" style:font-size-asian="14pt" style:font-size-complex="16pt"/>
    </style:style>
    <style:style style:name="P17" style:family="paragraph" style:parent-style-name="Table_20_Contents">
      <style:text-properties fo:font-size="16pt" officeooo:rsid="000dd656" officeooo:paragraph-rsid="000dd656" style:font-size-asian="14pt" style:font-size-complex="16pt"/>
    </style:style>
    <style:style style:name="P18" style:family="paragraph" style:parent-style-name="Table_20_Contents">
      <style:text-properties fo:font-size="16pt" officeooo:rsid="000dd656" officeooo:paragraph-rsid="000e314e" style:font-size-asian="14pt" style:font-size-complex="16pt"/>
    </style:style>
    <style:style style:name="P19" style:family="paragraph" style:parent-style-name="Table_20_Contents">
      <style:text-properties fo:font-size="16pt" officeooo:rsid="000dd656" officeooo:paragraph-rsid="00111399" style:font-size-asian="14pt" style:font-size-complex="16pt"/>
    </style:style>
    <style:style style:name="P20" style:family="paragraph" style:parent-style-name="Table_20_Contents">
      <style:text-properties fo:font-size="16pt" officeooo:rsid="000dd656" officeooo:paragraph-rsid="0011819f" style:font-size-asian="14pt" style:font-size-complex="16pt"/>
    </style:style>
    <style:style style:name="P21" style:family="paragraph" style:parent-style-name="Table_20_Contents">
      <style:text-properties fo:font-size="16pt" officeooo:rsid="000e314e" officeooo:paragraph-rsid="000e314e" style:font-size-asian="14pt" style:font-size-complex="16pt"/>
    </style:style>
    <style:style style:name="P22" style:family="paragraph" style:parent-style-name="Table_20_Contents">
      <style:text-properties fo:font-size="16pt" officeooo:rsid="00101efb" officeooo:paragraph-rsid="00101efb" style:font-size-asian="14pt" style:font-size-complex="16pt"/>
    </style:style>
    <style:style style:name="P23" style:family="paragraph" style:parent-style-name="Table_20_Contents">
      <style:text-properties fo:font-size="16pt" officeooo:rsid="00111399" officeooo:paragraph-rsid="00111399" style:font-size-asian="14pt" style:font-size-complex="16pt"/>
    </style:style>
    <style:style style:name="P24" style:family="paragraph" style:parent-style-name="Table_20_Contents">
      <style:text-properties fo:font-size="16pt" officeooo:rsid="00111399" officeooo:paragraph-rsid="0011819f" style:font-size-asian="14pt" style:font-size-complex="16pt"/>
    </style:style>
    <style:style style:name="P25" style:family="paragraph" style:parent-style-name="Table_20_Contents">
      <style:text-properties fo:font-size="16pt" officeooo:rsid="0011819f" officeooo:paragraph-rsid="0011819f" style:font-size-asian="14pt" style:font-size-complex="16pt"/>
    </style:style>
    <style:style style:name="P26" style:family="paragraph" style:parent-style-name="Table_20_Contents">
      <style:text-properties fo:font-size="16pt" officeooo:paragraph-rsid="0011819f" style:font-size-asian="14pt" style:font-size-complex="16pt"/>
    </style:style>
    <style:style style:name="P27" style:family="paragraph" style:parent-style-name="Table_20_Contents">
      <style:text-properties fo:font-size="16pt" officeooo:rsid="00134a15" officeooo:paragraph-rsid="00134a15" style:font-size-asian="14pt" style:font-size-complex="16pt"/>
    </style:style>
    <style:style style:name="P28" style:family="paragraph" style:parent-style-name="Table_20_Contents">
      <style:text-properties fo:font-size="16pt" officeooo:rsid="001467dd" officeooo:paragraph-rsid="001467dd" style:font-size-asian="14pt" style:font-size-complex="16pt"/>
    </style:style>
    <style:style style:name="P29" style:family="paragraph" style:parent-style-name="Table_20_Contents">
      <style:text-properties fo:font-size="16pt" officeooo:rsid="00151a6e" officeooo:paragraph-rsid="00151a6e" style:font-size-asian="14pt" style:font-size-complex="16pt"/>
    </style:style>
    <style:style style:name="P30" style:family="paragraph" style:parent-style-name="Table_20_Contents">
      <style:text-properties officeooo:paragraph-rsid="000c88e4"/>
    </style:style>
    <style:style style:name="P31" style:family="paragraph" style:parent-style-name="Table_20_Contents">
      <style:text-properties officeooo:paragraph-rsid="000da4ff"/>
    </style:style>
    <style:style style:name="P32" style:family="paragraph" style:parent-style-name="Table_20_Contents">
      <style:text-properties officeooo:paragraph-rsid="000dd656"/>
    </style:style>
    <style:style style:name="P33" style:family="paragraph" style:parent-style-name="Table_20_Contents">
      <style:text-properties officeooo:paragraph-rsid="000e314e"/>
    </style:style>
    <style:style style:name="P34" style:family="paragraph" style:parent-style-name="Table_20_Contents">
      <style:text-properties officeooo:paragraph-rsid="00111399"/>
    </style:style>
    <style:style style:name="P35" style:family="paragraph" style:parent-style-name="Table_20_Contents">
      <style:text-properties officeooo:paragraph-rsid="0011819f"/>
    </style:style>
    <style:style style:name="P36" style:family="paragraph" style:parent-style-name="Table_20_Contents">
      <style:text-properties officeooo:paragraph-rsid="00134a15"/>
    </style:style>
    <style:style style:name="P37" style:family="paragraph" style:parent-style-name="Table_20_Contents">
      <style:text-properties style:font-name="Liberation Serif" fo:font-size="16pt" officeooo:rsid="0011819f" officeooo:paragraph-rsid="00134a15" style:font-size-asian="14pt" style:font-size-complex="16pt"/>
    </style:style>
    <style:style style:name="P38" style:family="paragraph" style:parent-style-name="Table_20_Contents">
      <style:text-properties officeooo:paragraph-rsid="001467dd"/>
    </style:style>
    <style:style style:name="P39"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fo:font-size="16pt" style:text-underline-style="none" officeooo:rsid="0007c3b7" style:text-blinking="false" fo:background-color="transparent" style:font-size-asian="14pt" style:font-size-complex="16pt"/>
    </style:style>
    <style:style style:name="P40"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fo:font-size="16pt" style:text-underline-style="none" officeooo:rsid="0009c219" officeooo:paragraph-rsid="0009c219" style:text-blinking="false" fo:background-color="transparent" style:font-size-asian="14pt" style:font-size-complex="16pt"/>
    </style:style>
    <style:style style:name="P41"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fo:font-size="16pt" style:text-underline-style="none" officeooo:rsid="000dd656" officeooo:paragraph-rsid="000dd656" style:text-blinking="false" fo:background-color="transparent" style:font-size-asian="14pt" style:font-size-complex="16pt"/>
    </style:style>
    <style:style style:name="P42"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fo:font-size="16pt" style:text-underline-style="none" officeooo:rsid="000e314e" officeooo:paragraph-rsid="000e314e" style:text-blinking="false" fo:background-color="transparent" style:font-size-asian="14pt" style:font-size-complex="16pt"/>
    </style:style>
    <style:style style:name="P43"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fo:font-size="16pt" fo:language="en" fo:country="US" style:text-underline-style="none" officeooo:rsid="0009add2" officeooo:paragraph-rsid="0009add2" style:text-blinking="false" fo:background-color="transparent" style:font-size-asian="14pt" style:font-size-complex="16pt"/>
    </style:style>
    <style:style style:name="P44"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fo:font-size="16pt" fo:language="en" fo:country="US" style:text-underline-style="none" officeooo:rsid="0009c219" officeooo:paragraph-rsid="0009c219" style:text-blinking="false" fo:background-color="transparent" style:font-size-asian="14pt" style:font-size-complex="16pt"/>
    </style:style>
    <style:style style:name="P45"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fo:font-size="16pt" fo:language="en" fo:country="US" style:text-underline-style="none" officeooo:rsid="0009c219" officeooo:paragraph-rsid="00101efb" style:text-blinking="false" fo:background-color="transparent" style:font-size-asian="14pt" style:font-size-complex="16pt"/>
    </style:style>
    <style:style style:name="P46"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fo:font-size="16pt" fo:language="en" fo:country="US" style:text-underline-style="none" officeooo:rsid="0009c219" officeooo:paragraph-rsid="0011819f" style:text-blinking="false" fo:background-color="transparent" style:font-size-asian="14pt" style:font-size-complex="16pt"/>
    </style:style>
    <style:style style:name="P47"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fo:font-size="16pt" fo:language="en" fo:country="US" style:text-underline-style="none" officeooo:rsid="0009ea3f" officeooo:paragraph-rsid="0009c219" style:text-blinking="false" fo:background-color="transparent" style:font-size-asian="14pt" style:font-size-complex="16pt"/>
    </style:style>
    <style:style style:name="P48"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fo:font-size="16pt" fo:language="en" fo:country="US" style:text-underline-style="none" officeooo:rsid="0009ea3f" officeooo:paragraph-rsid="0009ea3f" style:text-blinking="false" fo:background-color="transparent" style:font-size-asian="14pt" style:font-size-complex="16pt"/>
    </style:style>
    <style:style style:name="P49"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fo:font-size="16pt" fo:language="en" fo:country="US" style:text-underline-style="none" officeooo:rsid="0009ea3f" officeooo:paragraph-rsid="00134a15" style:text-blinking="false" fo:background-color="transparent" style:font-size-asian="14pt" style:font-size-complex="16pt"/>
    </style:style>
    <style:style style:name="P50"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fo:font-size="16pt" fo:language="en" fo:country="US" style:text-underline-style="none" officeooo:rsid="0009ea3f" officeooo:paragraph-rsid="001467dd" style:text-blinking="false" fo:background-color="transparent" style:font-size-asian="14pt" style:font-size-complex="16pt"/>
    </style:style>
    <style:style style:name="P51"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fo:font-size="16pt" fo:language="en" fo:country="US" style:text-underline-style="none" officeooo:rsid="0017667d" officeooo:paragraph-rsid="0017667d" style:text-blinking="false" fo:background-color="transparent" style:font-size-asian="14pt" style:font-size-complex="16pt"/>
    </style:style>
    <style:style style:name="P52"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6pt" fo:language="en" fo:country="US" fo:font-style="normal" style:text-underline-style="none" fo:font-weight="normal" officeooo:rsid="0009c219" officeooo:paragraph-rsid="0009c219" style:text-blinking="false" fo:background-color="transparent" style:font-size-asian="14pt" style:font-size-complex="16pt"/>
    </style:style>
    <style:style style:name="P53" style:family="paragraph" style:parent-style-name="Text_20_body">
      <style:paragraph-properties fo:margin-left="0in" fo:margin-right="0in" fo:margin-top="0in" fo:margin-bottom="0in" loext:contextual-spacing="false" fo:line-height="138%" fo:text-indent="0in" style:auto-text-indent="false" style:writing-mode="lr-tb"/>
      <style:text-properties fo:language="en" fo:country="US" officeooo:rsid="0009ea3f" officeooo:paragraph-rsid="0009ea3f"/>
    </style:style>
    <style:style style:name="P54"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017667d"/>
    </style:style>
    <style:style style:name="P55"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0187cc9"/>
    </style:style>
    <style:style style:name="P56"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01982b4"/>
    </style:style>
    <style:style style:name="P57"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01b2ed6"/>
    </style:style>
    <style:style style:name="P58"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rsid="0017667d" officeooo:paragraph-rsid="0017667d"/>
    </style:style>
    <style:style style:name="P59"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rsid="001982b4" officeooo:paragraph-rsid="001982b4"/>
    </style:style>
    <style:style style:name="P60"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rsid="001b2ed6" officeooo:paragraph-rsid="001b2ed6"/>
    </style:style>
    <style:style style:name="P61" style:family="paragraph" style:parent-style-name="Text_20_body">
      <style:text-properties fo:font-size="16pt" officeooo:rsid="000c88e4" officeooo:paragraph-rsid="000c88e4" style:font-size-asian="16pt" style:font-size-complex="16pt"/>
    </style:style>
    <style:style style:name="P62" style:family="paragraph" style:parent-style-name="Text_20_body">
      <style:paragraph-properties fo:break-before="page"/>
      <style:text-properties fo:font-size="16pt" officeooo:rsid="000c88e4" officeooo:paragraph-rsid="000c88e4" style:font-size-asian="14pt" style:font-size-complex="16p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ize="16pt" style:text-underline-style="none" style:text-blinking="false" fo:background-color="transparent" loext:char-shading-value="0" style:font-size-asian="14pt" style:font-size-complex="16pt"/>
    </style:style>
    <style:style style:name="T3" style:family="text">
      <style:text-properties fo:font-variant="normal" fo:text-transform="none" fo:color="#000000" style:text-line-through-style="none" style:text-line-through-type="none" fo:font-size="16pt" style:text-underline-style="none" officeooo:rsid="0007c3b7" style:text-blinking="false" fo:background-color="transparent" loext:char-shading-value="0" style:font-size-asian="14pt" style:font-size-complex="16pt"/>
    </style:style>
    <style:style style:name="T4" style:family="text">
      <style:text-properties fo:font-variant="normal" fo:text-transform="none" fo:color="#000000" style:text-line-through-style="none" style:text-line-through-type="none" fo:font-size="16pt" style:text-underline-style="none" officeooo:rsid="0009add2" style:text-blinking="false" fo:background-color="transparent" loext:char-shading-value="0" style:font-size-asian="14pt" style:font-size-complex="16pt"/>
    </style:style>
    <style:style style:name="T5" style:family="text">
      <style:text-properties fo:font-variant="normal" fo:text-transform="none" fo:color="#000000" style:text-line-through-style="none" style:text-line-through-type="none" fo:font-size="16pt" style:text-underline-style="none" officeooo:rsid="0009c219" style:text-blinking="false" fo:background-color="transparent" loext:char-shading-value="0" style:font-size-asian="14pt" style:font-size-complex="16pt"/>
    </style:style>
    <style:style style:name="T6" style:family="text">
      <style:text-properties fo:font-variant="normal" fo:text-transform="none" fo:color="#000000" style:text-line-through-style="none" style:text-line-through-type="none" fo:font-size="16pt" fo:language="en" fo:country="US" style:text-underline-style="none" style:text-blinking="false" fo:background-color="transparent" loext:char-shading-value="0" style:font-size-asian="14pt" style:font-size-complex="16pt"/>
    </style:style>
    <style:style style:name="T7" style:family="text">
      <style:text-properties fo:font-variant="normal" fo:text-transform="none" fo:color="#000000" style:text-line-through-style="none" style:text-line-through-type="none" fo:font-size="16pt" fo:language="en" fo:country="US" style:text-underline-style="none" officeooo:rsid="0009add2" style:text-blinking="false" fo:background-color="transparent" loext:char-shading-value="0" style:font-size-asian="14pt" style:font-size-complex="16pt"/>
    </style:style>
    <style:style style:name="T8" style:family="text">
      <style:text-properties fo:font-variant="normal" fo:text-transform="none" fo:color="#000000" style:text-line-through-style="none" style:text-line-through-type="none" fo:font-size="16pt" fo:language="en" fo:country="US" style:text-underline-style="none" officeooo:rsid="0009c219" style:text-blinking="false" fo:background-color="transparent" loext:char-shading-value="0" style:font-size-asian="14pt" style:font-size-complex="16pt"/>
    </style:style>
    <style:style style:name="T9" style:family="text">
      <style:text-properties fo:font-variant="normal" fo:text-transform="none" fo:color="#000000" style:text-line-through-style="none" style:text-line-through-type="none" fo:font-size="16pt" fo:language="en" fo:country="US" style:text-underline-style="none" officeooo:rsid="0009ea3f" style:text-blinking="false" fo:background-color="transparent" loext:char-shading-value="0" style:font-size-asian="14pt" style:font-size-complex="16pt"/>
    </style:style>
    <style:style style:name="T10" style:family="text">
      <style:text-properties fo:font-variant="normal" fo:text-transform="none" fo:color="#000000" style:text-line-through-style="none" style:text-line-through-type="none" fo:font-size="16pt" fo:language="en" fo:country="US" style:text-underline-style="none" officeooo:rsid="0017667d" style:text-blinking="false" fo:background-color="transparent" loext:char-shading-value="0" style:font-size-asian="14pt" style:font-size-complex="16pt"/>
    </style:style>
    <style:style style:name="T11" style:family="text">
      <style:text-properties fo:font-variant="normal" fo:text-transform="none" fo:color="#000000" style:text-line-through-style="none" style:text-line-through-type="none" fo:font-size="16pt" fo:language="en" fo:country="US" style:text-underline-style="none" officeooo:rsid="00187cc9" style:text-blinking="false" fo:background-color="transparent" loext:char-shading-value="0" style:font-size-asian="14pt" style:font-size-complex="16pt"/>
    </style:style>
    <style:style style:name="T12" style:family="text">
      <style:text-properties fo:font-variant="normal" fo:text-transform="none" fo:color="#000000" style:text-line-through-style="none" style:text-line-through-type="none" style:font-name="Arial" fo:font-size="14pt" fo:language="en" fo:country="US" fo:font-style="normal" style:text-underline-style="none" fo:font-weight="normal" style:text-blinking="false" fo:background-color="transparent" loext:char-shading-value="0" style:font-size-asian="14pt" style:font-size-complex="16pt"/>
    </style:style>
    <style:style style:name="T13" style:family="text">
      <style:text-properties fo:font-variant="normal" fo:text-transform="none" fo:color="#000000" style:text-line-through-style="none" style:text-line-through-type="none" style:font-name="Arial" fo:font-size="14pt" fo:language="en" fo:country="US" fo:font-style="normal" style:text-underline-style="none" fo:font-weight="normal" officeooo:rsid="0009c219" style:text-blinking="false" fo:background-color="transparent" loext:char-shading-value="0" style:font-size-asian="14pt" style:font-size-complex="16pt"/>
    </style:style>
    <style:style style:name="T14" style:family="text">
      <style:text-properties fo:font-variant="normal" fo:text-transform="none" fo:color="#000000" style:text-line-through-style="none" style:text-line-through-type="none" style:font-name="Arial" fo:font-size="16pt" fo:language="en" fo:country="US" fo:font-style="normal" style:text-underline-style="none" fo:font-weight="normal" style:text-blinking="false" fo:background-color="transparent" loext:char-shading-value="0" style:font-size-asian="14pt" style:font-size-complex="16pt"/>
    </style:style>
    <style:style style:name="T15" style:family="text">
      <style:text-properties fo:font-variant="normal" fo:text-transform="none" fo:color="#000000" style:text-line-through-style="none" style:text-line-through-type="none" style:font-name="Arial" fo:font-size="16pt" fo:language="en" fo:country="US" fo:font-style="normal" style:text-underline-style="none" fo:font-weight="normal" officeooo:rsid="0009c219" style:text-blinking="false" fo:background-color="transparent" loext:char-shading-value="0" style:font-size-asian="14pt" style:font-size-complex="16pt"/>
    </style:style>
    <style:style style:name="T16" style:family="text">
      <style:text-properties fo:language="en" fo:country="US"/>
    </style:style>
    <style:style style:name="T17" style:family="text">
      <style:text-properties fo:language="en" fo:country="US" officeooo:rsid="0009ea3f"/>
    </style:style>
    <style:style style:name="T18" style:family="text">
      <style:text-properties fo:font-size="16pt" officeooo:rsid="000c88e4" style:font-size-asian="14pt" style:font-size-complex="16pt"/>
    </style:style>
    <style:style style:name="T19" style:family="text">
      <style:text-properties fo:font-size="16pt" officeooo:rsid="000da4ff" style:font-size-asian="14pt" style:font-size-complex="16pt"/>
    </style:style>
    <style:style style:name="T20" style:family="text">
      <style:text-properties fo:font-size="16pt" officeooo:rsid="000dd656" style:font-size-asian="14pt" style:font-size-complex="16pt"/>
    </style:style>
    <style:style style:name="T21" style:family="text">
      <style:text-properties fo:font-size="16pt" officeooo:rsid="000e314e" style:font-size-asian="14pt" style:font-size-complex="16pt"/>
    </style:style>
    <style:style style:name="T22" style:family="text">
      <style:text-properties fo:font-size="16pt" officeooo:rsid="00101efb" style:font-size-asian="14pt" style:font-size-complex="16pt"/>
    </style:style>
    <style:style style:name="T23" style:family="text">
      <style:text-properties fo:font-size="16pt" officeooo:rsid="00111399" style:font-size-asian="14pt" style:font-size-complex="16pt"/>
    </style:style>
    <style:style style:name="T24" style:family="text">
      <style:text-properties fo:font-size="16pt" officeooo:rsid="0011819f" style:font-size-asian="14pt" style:font-size-complex="16pt"/>
    </style:style>
    <style:style style:name="T25" style:family="text">
      <style:text-properties fo:font-size="16pt" officeooo:rsid="00134a15" style:font-size-asian="14pt" style:font-size-complex="16pt"/>
    </style:style>
    <style:style style:name="T26" style:family="text">
      <style:text-properties fo:font-size="16pt" officeooo:rsid="00151a6e" style:font-size-asian="14pt" style:font-size-complex="16pt"/>
    </style:style>
    <style:style style:name="T27" style:family="text">
      <style:text-properties fo:font-size="16pt" officeooo:rsid="001467dd" style:font-size-asian="14pt" style:font-size-complex="16pt"/>
    </style:style>
    <style:style style:name="T28" style:family="text">
      <style:text-properties officeooo:rsid="000da4ff"/>
    </style:style>
    <style:style style:name="T29" style:family="text">
      <style:text-properties officeooo:rsid="00111399"/>
    </style:style>
    <style:style style:name="T30" style:family="text">
      <style:text-properties officeooo:rsid="00151a6e"/>
    </style:style>
    <style:style style:name="T31" style:family="text">
      <style:text-properties officeooo:rsid="00187cc9"/>
    </style:style>
    <style:style style:name="T32" style:family="text">
      <style:text-properties officeooo:rsid="001982b4"/>
    </style:style>
    <style:style style:name="T33" style:family="text">
      <style:text-properties officeooo:rsid="001b2ed6"/>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 summary</text:p>
      <text:p text:style-name="P2">The aim of our project is to provide a platform for developers and system administrators to build, ship, and run applications inside containers over internet. Containers are lightweight, standalone, and executable packages that include everything needed to run a piece of software, including the code, runtime, libraries, and system tools, so the users only need to internet to access his container in our system. </text:p>
      <text:p text:style-name="Text_20_body"/>
      <text:p text:style-name="P1">First Chapter:introduction</text:p>
      <text:p text:style-name="P12"><text:tab/>-Introduction to the idea:</text:p>
      <text:p text:style-name="P4">Cloud computing is a technology that enables users to access and utilize computing resources, such as servers, storage, databases, and applications, over the internet. It offers on-demand scalability, cost efficiency, accessibility from anywhere, automatic updates, and security features. Cloud services allow businesses and individuals to deploy and manage applications more rapidly, collaborate effectively, and focus on innovation without the need for large upfront investments in hardware and infrastructure so in this system we will tried to make this cloud infrastructure using docker container where Users can place their own container in our system.</text:p>
      <text:p text:style-name="Text_20_body"><text:line-break/></text:p>
      <text:p text:style-name="P1"><text:tab/>-Report diagram:</text:p>
      <text:p text:style-name="P1"><text:tab/><text:tab/>Pass</text:p>
      <text:p text:style-name="P3">حافز المشروع </text:p>
      <text:p text:style-name="Text_20_body"/>
      <text:p text:style-name="P5"><text:span text:style-name="T1"><text:tab/></text:span><text:span text:style-name="T2">-</text:span><text:span text:style-name="T3">Describe the problem </text:span></text:p>
      <text:p text:style-name="P5"><text:span text:style-name="T3"><text:tab/><text:tab/></text:span><text:span text:style-name="Strong_20_Emphasis"><text:span text:style-name="T3">Costly Infrastructure:</text:span></text:span><text:span text:style-name="T3"> Setting up and maintaining on-premises <text:tab/><text:tab/>data centers required substantial upfront investments in <text:tab/><text:tab/><text:tab/>hardware, software, and skilled IT staff.</text:span></text:p>
      <text:p text:style-name="P39"/>
      <text:p text:style-name="P5"><text:soft-page-break/><text:span text:style-name="T3"><text:tab/><text:tab/></text:span><text:span text:style-name="Strong_20_Emphasis"><text:span text:style-name="T3">Data Accessibility:</text:span></text:span><text:span text:style-name="T3"> Accessing applications and data required <text:tab/><text:tab/><text:tab/>physical presence in the office, limiting remote work <text:tab/><text:tab/><text:tab/>capabilities and <text:tab/>collaboration.</text:span></text:p>
      <text:p text:style-name="P39"/>
      <text:p text:style-name="P5"><text:span text:style-name="T3"><text:tab/><text:tab/></text:span><text:span text:style-name="Strong_20_Emphasis"><text:span text:style-name="T3">Dependency Management:</text:span></text:span><text:span text:style-name="T3"> Managing software dependencies <text:tab/>was complex and often led to conflicts between different application <text:tab/>components and libraries, making it difficult to ensure consistent <text:tab/>behavior across various environments.</text:span></text:p>
      <text:p text:style-name="P39"/>
      <text:p text:style-name="P5"><text:span text:style-name="T3"><text:tab/></text:span><text:span text:style-name="Strong_20_Emphasis"><text:span text:style-name="T3">Versioning and Rollback:</text:span></text:span><text:span text:style-name="T3"> Managing different versions of applications and rolling back to previous states required complex version control mechanisms and snapshotting techniques.</text:span></text:p>
      <text:p text:style-name="P39"/>
      <text:p text:style-name="P5"><text:span text:style-name="Strong_20_Emphasis"><text:span text:style-name="T3"><text:tab/>Isolation Issues:</text:span></text:span><text:span text:style-name="T3"> Traditional virtual machines provided isolation but <text:tab/>were relatively heavyweight, making it impractical to run multiple <text:tab/>isolated instances on a single host.</text:span></text:p>
      <text:p text:style-name="P39"/>
      <text:p text:style-name="P6"><text:span text:style-name="T3">A</text:span><text:span text:style-name="T4">ll these problems and other we solved by providing users with docker containers over cloud so we </text:span><text:span text:style-name="T7">combined the benefits of Docker and cloud where we produce docker container as service.</text:span></text:p>
      <text:p text:style-name="P43"/>
      <text:p text:style-name="P43">Aim of our project:</text:p>
      <text:p text:style-name="P9"><text:span text:style-name="T6"><text:tab/>the aim of our project is to provide </text:span><text:span text:style-name="T12">developers and system administrators </text:span><text:span text:style-name="T14">isolated container over the web </text:span><text:span text:style-name="T12">to build, ship, </text:span><text:span text:style-name="T13">share</text:span><text:span text:style-name="T12"> and run applications inside containers </text:span><text:span text:style-name="T15">where they will get the power of clouding and docker in same time.</text:span></text:p>
      <text:p text:style-name="P52"/>
      <text:p text:style-name="P52"/>
      <text:p text:style-name="P52"><text:soft-page-break/></text:p>
      <text:p text:style-name="P10"><text:span text:style-name="T4">S</text:span><text:span text:style-name="T2">econd chapter:pass </text:span></text:p>
      <text:p text:style-name="P40"/>
      <text:p text:style-name="P40"/>
      <text:p text:style-name="P40"/>
      <text:p text:style-name="P40">Third chapter:</text:p>
      <text:p text:style-name="P7"><text:span text:style-name="T5"><text:tab/></text:span><text:bookmark text:name="tw-target-text"/><text:span text:style-name="T6">Analytical study:</text:span></text:p>
      <text:p text:style-name="P7"><text:span text:style-name="T6"><text:tab/><text:tab/></text:span><text:span text:style-name="T8">functional requirement :</text:span></text:p>
      <text:p text:style-name="P44"><text:tab/><text:tab/><text:tab/>users:</text:p>
      <text:p text:style-name="P44"><text:tab/><text:tab/><text:tab/><text:tab/>signup </text:p>
      <text:p text:style-name="P44"><text:tab/><text:tab/><text:tab/><text:tab/>login </text:p>
      <text:p text:style-name="P44"><text:tab/><text:tab/><text:tab/><text:tab/>lougout </text:p>
      <text:p text:style-name="P44"><text:tab/><text:tab/><text:tab/><text:tab/>create container </text:p>
      <text:p text:style-name="P44"><text:tab/><text:tab/><text:tab/><text:tab/>list container </text:p>
      <text:p text:style-name="P44"><text:tab/><text:tab/><text:tab/><text:tab/>delete container </text:p>
      <text:p text:style-name="P44"><text:tab/><text:tab/><text:tab/><text:tab/>start container </text:p>
      <text:p text:style-name="P44"><text:tab/><text:tab/><text:tab/><text:tab/>stop container </text:p>
      <text:p text:style-name="P44"><text:tab/><text:tab/><text:tab/><text:tab/>connect with container over ssh </text:p>
      <text:p text:style-name="P44"><text:tab/><text:tab/><text:tab/><text:tab/>upload file using ftp </text:p>
      <text:p text:style-name="P44"><text:tab/><text:tab/><text:tab/><text:tab/>list images </text:p>
      <text:p text:style-name="P44"><text:tab/><text:tab/><text:tab/><text:tab/>edit profile </text:p>
      <text:p text:style-name="P7"><text:span text:style-name="T8"><text:tab/><text:tab/><text:tab/><text:tab/></text:span><text:span text:style-name="T9">make domain name for container </text:span></text:p>
      <text:p text:style-name="P47"><text:tab/><text:tab/><text:tab/>admin:</text:p>
      <text:p text:style-name="P47"><text:tab/><text:tab/><text:tab/><text:tab/>login </text:p>
      <text:p text:style-name="P47"><text:tab/><text:tab/><text:tab/><text:tab/>lgout </text:p>
      <text:p text:style-name="P47"><text:tab/><text:tab/><text:tab/><text:tab/>delete user </text:p>
      <text:p text:style-name="P47"><text:tab/><text:tab/><text:tab/><text:tab/>delete container </text:p>
      <text:p text:style-name="P47"><text:tab/><text:tab/><text:tab/><text:tab/>see log file </text:p>
      <text:p text:style-name="P47"><text:tab/><text:tab/><text:tab/><text:tab/>add image </text:p>
      <text:p text:style-name="P47"><text:soft-page-break/><text:tab/><text:tab/><text:tab/><text:tab/>delete image </text:p>
      <text:p text:style-name="P48"><text:tab/><text:tab/><text:tab/><text:tab/>list images </text:p>
      <text:p text:style-name="P48"><text:tab/><text:tab/><text:tab/><text:tab/>list user container </text:p>
      <text:p text:style-name="P48"><text:tab/><text:tab/><text:tab/><text:tab/>list information about specific user </text:p>
      <text:p text:style-name="P48"/>
      <text:p text:style-name="P11"><text:span text:style-name="T6"><text:tab/>non functional </text:span><text:span text:style-name="T8">requirement:</text:span></text:p>
      <text:p text:style-name="P8"><text:span text:style-name="T8"><text:tab/><text:tab/></text:span><text:span text:style-name="T9">usability , performance , platform independent, logging ,authentication , <text:s/>authorization , </text:span><text:bookmark text:name="tw-target-text3"/><text:span text:style-name="T16">Easy maintenance , </text:span><text:span text:style-name="T17">flexibility </text:span></text:p>
      <text:p text:style-name="P53"/>
      <text:p text:style-name="P53"><text:tab/></text:p>
      <text:p text:style-name="P48"><text:s/></text:p>
      <text:p text:style-name="P62"/>
      <text:p text:style-name="P61">Usecases :</text:p>
      <text:p text:style-name="Text_20_body"><text:tab/><text:span text:style-name="T18">registration:</text:span></text:p>
      <table:table table:name="Table1" table:style-name="Table1">
        <table:table-column table:style-name="Table1.A" table:number-columns-repeated="2"/>
        <table:table-row table:style-name="TableLine94641096531792">
          <table:table-cell table:style-name="Table1.A1" office:value-type="string">
            <text:p text:style-name="P15">Use case id </text:p>
          </table:table-cell>
          <table:table-cell table:style-name="Table1.A1" office:value-type="string">
            <text:p text:style-name="P15">1 </text:p>
          </table:table-cell>
        </table:table-row>
        <table:table-row table:style-name="TableLine94641096531792">
          <table:table-cell table:style-name="Table1.A1" office:value-type="string">
            <text:p text:style-name="P15">Use case name </text:p>
          </table:table-cell>
          <table:table-cell table:style-name="Table1.A1" office:value-type="string">
            <text:p text:style-name="P15">Registration</text:p>
          </table:table-cell>
        </table:table-row>
        <table:table-row table:style-name="TableLine94641096531792">
          <table:table-cell table:style-name="Table1.A1" office:value-type="string">
            <text:p text:style-name="P15">Description </text:p>
          </table:table-cell>
          <table:table-cell table:style-name="Table1.A1" office:value-type="string">
            <text:p text:style-name="P15">Get user information to create account in our system </text:p>
          </table:table-cell>
        </table:table-row>
        <table:table-row table:style-name="Table1.4">
          <table:table-cell table:style-name="Table1.A1" office:value-type="string">
            <text:p text:style-name="P15">Actor</text:p>
          </table:table-cell>
          <table:table-cell table:style-name="Table1.A1" office:value-type="string">
            <text:p text:style-name="P15">Users , admin </text:p>
          </table:table-cell>
        </table:table-row>
        <table:table-row table:style-name="Table1.5">
          <table:table-cell table:style-name="Table1.A1" office:value-type="string">
            <text:p text:style-name="P15">Precondition </text:p>
          </table:table-cell>
          <table:table-cell table:style-name="Table1.A1" office:value-type="string">
            <text:p text:style-name="P15"/>
            <text:p text:style-name="P15">Internet access <text:s/></text:p>
          </table:table-cell>
        </table:table-row>
        <table:table-row table:style-name="TableLine94641096531792">
          <table:table-cell table:style-name="Table1.A1" office:value-type="string">
            <text:p text:style-name="P15">Post conditions </text:p>
          </table:table-cell>
          <table:table-cell table:style-name="Table1.A1" office:value-type="string">
            <text:p text:style-name="P15">1- user account created successfully </text:p>
            <text:p text:style-name="P15">2- redirect user to home page </text:p>
          </table:table-cell>
        </table:table-row>
        <table:table-row table:style-name="TableLine94641096531792">
          <table:table-cell table:style-name="Table1.A1" office:value-type="string">
            <text:p text:style-name="P15">Trigger </text:p>
          </table:table-cell>
          <table:table-cell table:style-name="Table1.A1" office:value-type="string">
            <text:p text:style-name="P15">Click on register button </text:p>
            <text:p text:style-name="P15"/>
          </table:table-cell>
        </table:table-row>
        <table:table-row table:style-name="Table1.4">
          <table:table-cell table:style-name="Table1.A1" office:value-type="string">
            <text:p text:style-name="P15">Normal flow </text:p>
          </table:table-cell>
          <table:table-cell table:style-name="Table1.A1" office:value-type="string">
            <text:p text:style-name="P15">1- open app </text:p>
            <text:p text:style-name="P15">2- click on register</text:p>
            <text:p text:style-name="P15">3- enter username </text:p>
            <text:p text:style-name="P15">4- enter email</text:p>
            <text:p text:style-name="P15">5- enter password</text:p>
            <text:p text:style-name="P15">6- click on sign up button </text:p>
            <text:p text:style-name="P15"/>
          </table:table-cell>
        </table:table-row>
        <table:table-row table:style-name="TableLine94641096531792">
          <table:table-cell table:style-name="Table1.A1" office:value-type="string">
            <text:p text:style-name="P30"><text:span text:style-name="T18">Exception flow </text:span></text:p>
          </table:table-cell>
          <table:table-cell table:style-name="Table1.A1" office:value-type="string">
            <text:p text:style-name="P15">User name duplicate </text:p>
            <text:p text:style-name="P15"/>
          </table:table-cell>
        </table:table-row>
      </table:table>
      <text:p text:style-name="P40"/>
      <text:p text:style-name="P40"><text:s/></text:p>
      <text:p text:style-name="P40"/>
      <text:p text:style-name="P40"/>
      <text:p text:style-name="P40"/>
      <text:p text:style-name="P40"/>
      <text:p text:style-name="P40"/>
      <text:p text:style-name="P40"/>
      <text:p text:style-name="P40"/>
      <text:p text:style-name="P40"><text:soft-page-break/><text:tab/><text:span text:style-name="T28">log in <text:tab/></text:span></text:p>
      <table:table table:name="Table2" table:style-name="Table2">
        <table:table-column table:style-name="Table2.A" table:number-columns-repeated="2"/>
        <table:table-row table:style-name="TableLine94641095899360">
          <table:table-cell table:style-name="Table2.A1" office:value-type="string">
            <text:p text:style-name="P15">Use case id </text:p>
          </table:table-cell>
          <table:table-cell table:style-name="Table2.B1" office:value-type="string">
            <text:p text:style-name="P16">2</text:p>
          </table:table-cell>
        </table:table-row>
        <table:table-row table:style-name="TableLine94641095899360">
          <table:table-cell table:style-name="Table2.A2" office:value-type="string">
            <text:p text:style-name="P15">Use case name </text:p>
          </table:table-cell>
          <table:table-cell table:style-name="Table2.B2" office:value-type="string">
            <text:p text:style-name="P16">Log in </text:p>
          </table:table-cell>
        </table:table-row>
        <table:table-row table:style-name="TableLine94641095899360">
          <table:table-cell table:style-name="Table2.A2" office:value-type="string">
            <text:p text:style-name="P15">Description </text:p>
          </table:table-cell>
          <table:table-cell table:style-name="Table2.B2" office:value-type="string">
            <text:p text:style-name="P16">Get information from user to log in to our system </text:p>
          </table:table-cell>
        </table:table-row>
        <table:table-row table:style-name="TableLine94641095899360">
          <table:table-cell table:style-name="Table2.A2" office:value-type="string">
            <text:p text:style-name="P15">Actor</text:p>
          </table:table-cell>
          <table:table-cell table:style-name="Table2.B2" office:value-type="string">
            <text:p text:style-name="P16">User , admin </text:p>
          </table:table-cell>
        </table:table-row>
        <table:table-row table:style-name="TableLine94641095899360">
          <table:table-cell table:style-name="Table2.A2" office:value-type="string">
            <text:p text:style-name="P15">Precondition </text:p>
          </table:table-cell>
          <table:table-cell table:style-name="Table2.B2" office:value-type="string">
            <text:p text:style-name="P31"><text:span text:style-name="T19">User already have account </text:span></text:p>
          </table:table-cell>
        </table:table-row>
        <table:table-row table:style-name="TableLine94641095899360">
          <table:table-cell table:style-name="Table2.A2" office:value-type="string">
            <text:p text:style-name="P15">Post conditions </text:p>
          </table:table-cell>
          <table:table-cell table:style-name="Table2.B2" office:value-type="string">
            <text:p text:style-name="P16">Redirect user to home page </text:p>
          </table:table-cell>
        </table:table-row>
        <table:table-row table:style-name="TableLine94641095899360">
          <table:table-cell table:style-name="Table2.A2" office:value-type="string">
            <text:p text:style-name="P15">Trigger </text:p>
          </table:table-cell>
          <table:table-cell table:style-name="Table2.B2" office:value-type="string">
            <text:p text:style-name="P16">Click on login button </text:p>
          </table:table-cell>
        </table:table-row>
        <table:table-row table:style-name="TableLine94641095899360">
          <table:table-cell table:style-name="Table2.A2" office:value-type="string">
            <text:p text:style-name="P15">Normal flow </text:p>
          </table:table-cell>
          <table:table-cell table:style-name="Table2.B2" office:value-type="string">
            <text:p text:style-name="P16">1- open app </text:p>
            <text:p text:style-name="P31"><text:span text:style-name="T19">2- click on log in link</text:span></text:p>
            <text:p text:style-name="P16">3- insert username </text:p>
            <text:p text:style-name="P16">4- insert password </text:p>
            <text:p text:style-name="P16">5- press log in button </text:p>
          </table:table-cell>
        </table:table-row>
        <table:table-row table:style-name="TableLine94641095899360">
          <table:table-cell table:style-name="Table2.A2" office:value-type="string">
            <text:p text:style-name="P30"><text:span text:style-name="T18">Exception flow </text:span></text:p>
          </table:table-cell>
          <table:table-cell table:style-name="Table2.B2" office:value-type="string">
            <text:p text:style-name="P17">User is not exist in system </text:p>
          </table:table-cell>
        </table:table-row>
      </table:table>
      <text:p text:style-name="P40"/>
      <text:p text:style-name="P40"/>
      <text:p text:style-name="P41">Logout </text:p>
      <table:table table:name="Table3" table:style-name="Table3">
        <table:table-column table:style-name="Table3.A" table:number-columns-repeated="2"/>
        <table:table-row table:style-name="TableLine94641099299584">
          <table:table-cell table:style-name="Table3.A1" office:value-type="string">
            <text:p text:style-name="P15">Use case id </text:p>
          </table:table-cell>
          <table:table-cell table:style-name="Table3.B1" office:value-type="string">
            <text:p text:style-name="P17">3</text:p>
          </table:table-cell>
        </table:table-row>
        <table:table-row table:style-name="TableLine94641099299584">
          <table:table-cell table:style-name="Table3.A2" office:value-type="string">
            <text:p text:style-name="P15">Use case name </text:p>
          </table:table-cell>
          <table:table-cell table:style-name="Table3.B2" office:value-type="string">
            <text:p text:style-name="P17">Logout </text:p>
          </table:table-cell>
        </table:table-row>
        <table:table-row table:style-name="TableLine94641099299584">
          <table:table-cell table:style-name="Table3.A2" office:value-type="string">
            <text:p text:style-name="P15">Description </text:p>
          </table:table-cell>
          <table:table-cell table:style-name="Table3.B2" office:value-type="string">
            <text:p text:style-name="P17">Logout from system </text:p>
            <text:p text:style-name="P17"/>
          </table:table-cell>
        </table:table-row>
        <table:table-row table:style-name="TableLine94641099299584">
          <table:table-cell table:style-name="Table3.A2" office:value-type="string">
            <text:p text:style-name="P15">Actor</text:p>
          </table:table-cell>
          <table:table-cell table:style-name="Table3.B2" office:value-type="string">
            <text:p text:style-name="P17">Admin , normal users </text:p>
          </table:table-cell>
        </table:table-row>
        <table:table-row table:style-name="TableLine94641099299584">
          <table:table-cell table:style-name="Table3.A2" office:value-type="string">
            <text:p text:style-name="P15">Precondition </text:p>
          </table:table-cell>
          <table:table-cell table:style-name="Table3.B2" office:value-type="string">
            <text:p text:style-name="P17">User already login </text:p>
          </table:table-cell>
        </table:table-row>
        <table:table-row table:style-name="TableLine94641099299584">
          <table:table-cell table:style-name="Table3.A2" office:value-type="string">
            <text:p text:style-name="P15">Post conditions </text:p>
          </table:table-cell>
          <table:table-cell table:style-name="Table3.B2" office:value-type="string">
            <text:p text:style-name="P17">End user session in system </text:p>
          </table:table-cell>
        </table:table-row>
        <table:table-row table:style-name="TableLine94641099299584">
          <table:table-cell table:style-name="Table3.A2" office:value-type="string">
            <text:p text:style-name="P15">Trigger </text:p>
          </table:table-cell>
          <table:table-cell table:style-name="Table3.B2" office:value-type="string">
            <text:p text:style-name="P17">Press on logout button </text:p>
          </table:table-cell>
        </table:table-row>
        <table:table-row table:style-name="TableLine94641099299584">
          <table:table-cell table:style-name="Table3.A2" office:value-type="string">
            <text:p text:style-name="P15">Normal flow </text:p>
          </table:table-cell>
          <table:table-cell table:style-name="Table3.B2" office:value-type="string">
            <text:p text:style-name="P17">1- go to home page </text:p>
            <text:p text:style-name="P17">2- click on logout link in navbar </text:p>
            <text:p text:style-name="P17"/>
          </table:table-cell>
        </table:table-row>
        <table:table-row table:style-name="TableLine94641099299584">
          <table:table-cell table:style-name="Table3.A2" office:value-type="string">
            <text:p text:style-name="P30"><text:span text:style-name="T18">Exception flow </text:span></text:p>
          </table:table-cell>
          <table:table-cell table:style-name="Table3.B2" office:value-type="string">
            <text:p text:style-name="P32"><text:span text:style-name="T20">If user not logged</text:span></text:p>
          </table:table-cell>
        </table:table-row>
      </table:table>
      <text:p text:style-name="P40"/>
      <text:p text:style-name="P40"/>
      <text:p text:style-name="P41"><text:soft-page-break/>create container </text:p>
      <table:table table:name="Table4" table:style-name="Table4">
        <table:table-column table:style-name="Table4.A" table:number-columns-repeated="2"/>
        <table:table-row table:style-name="TableLine94641099231232">
          <table:table-cell table:style-name="Table4.A1" office:value-type="string">
            <text:p text:style-name="P15">Use case id </text:p>
          </table:table-cell>
          <table:table-cell table:style-name="Table4.B1" office:value-type="string">
            <text:p text:style-name="P17">4</text:p>
          </table:table-cell>
        </table:table-row>
        <table:table-row table:style-name="TableLine94641099231232">
          <table:table-cell table:style-name="Table4.A2" office:value-type="string">
            <text:p text:style-name="P15">Use case name </text:p>
          </table:table-cell>
          <table:table-cell table:style-name="Table4.B2" office:value-type="string">
            <text:p text:style-name="P17">Create container </text:p>
          </table:table-cell>
        </table:table-row>
        <table:table-row table:style-name="TableLine94641099231232">
          <table:table-cell table:style-name="Table4.A2" office:value-type="string">
            <text:p text:style-name="P15">Description </text:p>
          </table:table-cell>
          <table:table-cell table:style-name="Table4.B2" office:value-type="string">
            <text:p text:style-name="P17">User create docker container in system and get container’s ip to interact with it over ssh </text:p>
          </table:table-cell>
        </table:table-row>
        <table:table-row table:style-name="TableLine94641099231232">
          <table:table-cell table:style-name="Table4.A2" office:value-type="string">
            <text:p text:style-name="P15">Actor</text:p>
          </table:table-cell>
          <table:table-cell table:style-name="Table4.B2" office:value-type="string">
            <text:p text:style-name="P17">Normal User </text:p>
          </table:table-cell>
        </table:table-row>
        <table:table-row table:style-name="TableLine94641099231232">
          <table:table-cell table:style-name="Table4.A2" office:value-type="string">
            <text:p text:style-name="P15">Precondition </text:p>
          </table:table-cell>
          <table:table-cell table:style-name="Table4.B2" office:value-type="string">
            <text:p text:style-name="P17">1- user has account in system </text:p>
            <text:p text:style-name="P17">2- user logged in system </text:p>
          </table:table-cell>
        </table:table-row>
        <table:table-row table:style-name="TableLine94641099231232">
          <table:table-cell table:style-name="Table4.A2" office:value-type="string">
            <text:p text:style-name="P15">Post conditions </text:p>
          </table:table-cell>
          <table:table-cell table:style-name="Table4.B2" office:value-type="string">
            <text:p text:style-name="P17">1- user container created successfully</text:p>
            <text:p text:style-name="P17">2- redirect to list container page </text:p>
          </table:table-cell>
        </table:table-row>
        <table:table-row table:style-name="TableLine94641099231232">
          <table:table-cell table:style-name="Table4.A2" office:value-type="string">
            <text:p text:style-name="P15">Trigger </text:p>
          </table:table-cell>
          <table:table-cell table:style-name="Table4.B2" office:value-type="string">
            <text:p text:style-name="P17">Press create container link </text:p>
          </table:table-cell>
        </table:table-row>
        <table:table-row table:style-name="TableLine94641099231232">
          <table:table-cell table:style-name="Table4.A2" office:value-type="string">
            <text:p text:style-name="P15">Normal flow </text:p>
          </table:table-cell>
          <table:table-cell table:style-name="Table4.B2" office:value-type="string">
            <text:p text:style-name="P17">1- open app </text:p>
            <text:p text:style-name="P17">2- log in </text:p>
            <text:p text:style-name="P17">3- click on dashboard link </text:p>
            <text:p text:style-name="P17">4- click on list images link </text:p>
            <text:p text:style-name="P17">5- choose image to create container </text:p>
            <text:p text:style-name="P17">6- click on drop down </text:p>
            <text:p text:style-name="P17">7- choose create container from drop down menu </text:p>
            <text:p text:style-name="P17">8- choose container name </text:p>
            <text:p text:style-name="P17">9- click on create button </text:p>
          </table:table-cell>
        </table:table-row>
        <table:table-row table:style-name="TableLine94641099231232">
          <table:table-cell table:style-name="Table4.A2" office:value-type="string">
            <text:p text:style-name="P30"><text:span text:style-name="T18">Exception flow </text:span></text:p>
          </table:table-cell>
          <table:table-cell table:style-name="Table4.B2" office:value-type="string">
            <text:p text:style-name="P17">Container name duplicate</text:p>
          </table:table-cell>
        </table:table-row>
      </table:table>
      <text:p text:style-name="P41"/>
      <text:p text:style-name="P41"/>
      <text:p text:style-name="P42">list container:</text:p>
      <table:table table:name="Table5" table:style-name="Table5">
        <table:table-column table:style-name="Table5.A" table:number-columns-repeated="2"/>
        <table:table-row table:style-name="TableLine94641098790640">
          <table:table-cell table:style-name="Table5.A1" office:value-type="string">
            <text:p text:style-name="P15">Use case id </text:p>
          </table:table-cell>
          <table:table-cell table:style-name="Table5.B1" office:value-type="string">
            <text:p text:style-name="P21">5</text:p>
          </table:table-cell>
        </table:table-row>
        <table:table-row table:style-name="TableLine94641098790640">
          <table:table-cell table:style-name="Table5.A2" office:value-type="string">
            <text:p text:style-name="P15">Use case name </text:p>
          </table:table-cell>
          <table:table-cell table:style-name="Table5.B2" office:value-type="string">
            <text:p text:style-name="P33"><text:span text:style-name="T21">List container </text:span></text:p>
          </table:table-cell>
        </table:table-row>
        <table:table-row table:style-name="TableLine94641098790640">
          <table:table-cell table:style-name="Table5.A2" office:value-type="string">
            <text:p text:style-name="P15">Description </text:p>
          </table:table-cell>
          <table:table-cell table:style-name="Table5.B2" office:value-type="string">
            <text:p text:style-name="P21">User list his containers </text:p>
          </table:table-cell>
        </table:table-row>
        <table:table-row table:style-name="TableLine94641098790640">
          <table:table-cell table:style-name="Table5.A2" office:value-type="string">
            <text:p text:style-name="P15">Actor</text:p>
          </table:table-cell>
          <table:table-cell table:style-name="Table5.B2" office:value-type="string">
            <text:p text:style-name="P21">Normal user </text:p>
          </table:table-cell>
        </table:table-row>
        <table:table-row table:style-name="TableLine94641098790640">
          <table:table-cell table:style-name="Table5.A2" office:value-type="string">
            <text:p text:style-name="P15">Precondition </text:p>
          </table:table-cell>
          <table:table-cell table:style-name="Table5.B2" office:value-type="string">
            <text:p text:style-name="P21">1- user has account </text:p>
            <text:p text:style-name="P21">2- user logged in system </text:p>
          </table:table-cell>
        </table:table-row>
        <text:soft-page-break/>
        <table:table-row table:style-name="TableLine94641098790640">
          <table:table-cell table:style-name="Table5.A2" office:value-type="string">
            <text:p text:style-name="P15">Post conditions </text:p>
          </table:table-cell>
          <table:table-cell table:style-name="Table5.B2" office:value-type="string">
            <text:p text:style-name="P22">Show user container </text:p>
          </table:table-cell>
        </table:table-row>
        <table:table-row table:style-name="TableLine94641098790640">
          <table:table-cell table:style-name="Table5.A2" office:value-type="string">
            <text:p text:style-name="P15">Trigger </text:p>
          </table:table-cell>
          <table:table-cell table:style-name="Table5.B2" office:value-type="string">
            <text:p text:style-name="P21">Press list containers link </text:p>
          </table:table-cell>
        </table:table-row>
        <table:table-row table:style-name="TableLine94641098790640">
          <table:table-cell table:style-name="Table5.A2" office:value-type="string">
            <text:p text:style-name="P15">Normal flow </text:p>
          </table:table-cell>
          <table:table-cell table:style-name="Table5.B2" office:value-type="string">
            <text:p text:style-name="P18">1- open app </text:p>
            <text:p text:style-name="P18">2- log in </text:p>
            <text:p text:style-name="P18">3- click on dashboard link </text:p>
            <text:p text:style-name="P33"><text:span text:style-name="T20">4- click on list </text:span><text:span text:style-name="T22">containers </text:span><text:span text:style-name="T20">link </text:span></text:p>
          </table:table-cell>
        </table:table-row>
        <table:table-row table:style-name="TableLine94641098790640">
          <table:table-cell table:style-name="Table5.A2" office:value-type="string">
            <text:p text:style-name="P30"><text:span text:style-name="T18">Exception flow </text:span></text:p>
          </table:table-cell>
          <table:table-cell table:style-name="Table5.B2" office:value-type="string">
            <text:p text:style-name="P22"><text:s/>user is not logged </text:p>
          </table:table-cell>
        </table:table-row>
      </table:table>
      <text:p text:style-name="P42"/>
      <text:p text:style-name="P42"/>
      <text:p text:style-name="P13">delete container :</text:p>
      <text:p text:style-name="P13"/>
      <table:table table:name="Table6" table:style-name="Table6">
        <table:table-column table:style-name="Table6.A" table:number-columns-repeated="2"/>
        <table:table-row table:style-name="TableLine94641100036400">
          <table:table-cell table:style-name="Table6.A1" office:value-type="string">
            <text:p text:style-name="P15">Use case id </text:p>
          </table:table-cell>
          <table:table-cell table:style-name="Table6.B1" office:value-type="string">
            <text:p text:style-name="P22">6</text:p>
          </table:table-cell>
        </table:table-row>
        <table:table-row table:style-name="TableLine94641100036400">
          <table:table-cell table:style-name="Table6.A2" office:value-type="string">
            <text:p text:style-name="P15">Use case name </text:p>
          </table:table-cell>
          <table:table-cell table:style-name="Table6.B2" office:value-type="string">
            <text:p text:style-name="P22">Delete container </text:p>
          </table:table-cell>
        </table:table-row>
        <table:table-row table:style-name="TableLine94641100036400">
          <table:table-cell table:style-name="Table6.A2" office:value-type="string">
            <text:p text:style-name="P15">Description </text:p>
          </table:table-cell>
          <table:table-cell table:style-name="Table6.B2" office:value-type="string">
            <text:p text:style-name="P22">User delete his container </text:p>
          </table:table-cell>
        </table:table-row>
        <table:table-row table:style-name="TableLine94641100036400">
          <table:table-cell table:style-name="Table6.A2" office:value-type="string">
            <text:p text:style-name="P15">Actor</text:p>
          </table:table-cell>
          <table:table-cell table:style-name="Table6.B2" office:value-type="string">
            <text:p text:style-name="P22">Normal user </text:p>
          </table:table-cell>
        </table:table-row>
        <table:table-row table:style-name="TableLine94641100036400">
          <table:table-cell table:style-name="Table6.A2" office:value-type="string">
            <text:p text:style-name="P15">Precondition </text:p>
          </table:table-cell>
          <table:table-cell table:style-name="Table6.B2" office:value-type="string">
            <text:p text:style-name="P22">1- user has account </text:p>
            <text:p text:style-name="P22">2- user logged in </text:p>
            <text:p text:style-name="P22">3- user has permission to delete container </text:p>
            <text:p text:style-name="P22"/>
          </table:table-cell>
        </table:table-row>
        <table:table-row table:style-name="TableLine94641100036400">
          <table:table-cell table:style-name="Table6.A2" office:value-type="string">
            <text:p text:style-name="P15">Post conditions </text:p>
          </table:table-cell>
          <table:table-cell table:style-name="Table6.B2" office:value-type="string">
            <text:p text:style-name="P23">Container delete from host </text:p>
          </table:table-cell>
        </table:table-row>
        <table:table-row table:style-name="TableLine94641100036400">
          <table:table-cell table:style-name="Table6.A2" office:value-type="string">
            <text:p text:style-name="P15">Trigger </text:p>
          </table:table-cell>
          <table:table-cell table:style-name="Table6.B2" office:value-type="string">
            <text:p text:style-name="P23">Press on delete container button </text:p>
          </table:table-cell>
        </table:table-row>
        <table:table-row table:style-name="TableLine94641100036400">
          <table:table-cell table:style-name="Table6.A2" office:value-type="string">
            <text:p text:style-name="P15">Normal flow </text:p>
          </table:table-cell>
          <table:table-cell table:style-name="Table6.B2" office:value-type="string">
            <text:p text:style-name="P19">1- open app </text:p>
            <text:p text:style-name="P19">2- log in </text:p>
            <text:p text:style-name="P19">3- click on dashboard link </text:p>
            <text:p text:style-name="P23">4- click on list container link </text:p>
            <text:p text:style-name="P23">5- click on <text:s/>manage container drop down menu</text:p>
            <text:p text:style-name="P23">6- delete link </text:p>
            <text:p text:style-name="P23"/>
          </table:table-cell>
        </table:table-row>
        <table:table-row table:style-name="TableLine94641100036400">
          <table:table-cell table:style-name="Table6.A2" office:value-type="string">
            <text:p text:style-name="P30"><text:span text:style-name="T18">Exception flow </text:span></text:p>
          </table:table-cell>
          <table:table-cell table:style-name="Table6.B2" office:value-type="string">
            <text:p text:style-name="P23">1- user does not have permission </text:p>
            <text:p text:style-name="P23">2- user does not logged in </text:p>
            <text:p text:style-name="P23"/>
          </table:table-cell>
        </table:table-row>
      </table:table>
      <text:p text:style-name="P13"/>
      <text:p text:style-name="P13"><text:soft-page-break/></text:p>
      <text:p text:style-name="P13"/>
      <text:p text:style-name="P13"/>
      <text:p text:style-name="P13"/>
      <text:p text:style-name="P13">start container </text:p>
      <table:table table:name="Table7" table:style-name="Table7">
        <table:table-column table:style-name="Table7.A" table:number-columns-repeated="2"/>
        <table:table-row table:style-name="TableLine94641100583312">
          <table:table-cell table:style-name="Table7.A1" office:value-type="string">
            <text:p text:style-name="P15">Use case id </text:p>
          </table:table-cell>
          <table:table-cell table:style-name="Table7.B1" office:value-type="string">
            <text:p text:style-name="P23">7</text:p>
          </table:table-cell>
        </table:table-row>
        <table:table-row table:style-name="TableLine94641100583312">
          <table:table-cell table:style-name="Table7.A2" office:value-type="string">
            <text:p text:style-name="P15">Use case name </text:p>
          </table:table-cell>
          <table:table-cell table:style-name="Table7.B2" office:value-type="string">
            <text:p text:style-name="P23">Start container </text:p>
          </table:table-cell>
        </table:table-row>
        <table:table-row table:style-name="TableLine94641100583312">
          <table:table-cell table:style-name="Table7.A2" office:value-type="string">
            <text:p text:style-name="P15">Description </text:p>
          </table:table-cell>
          <table:table-cell table:style-name="Table7.B2" office:value-type="string">
            <text:p text:style-name="P23">User run his container </text:p>
          </table:table-cell>
        </table:table-row>
        <table:table-row table:style-name="TableLine94641100583312">
          <table:table-cell table:style-name="Table7.A2" office:value-type="string">
            <text:p text:style-name="P15">Actor</text:p>
          </table:table-cell>
          <table:table-cell table:style-name="Table7.B2" office:value-type="string">
            <text:p text:style-name="P23">Normal user </text:p>
          </table:table-cell>
        </table:table-row>
        <table:table-row table:style-name="TableLine94641100583312">
          <table:table-cell table:style-name="Table7.A2" office:value-type="string">
            <text:p text:style-name="P15">Precondition </text:p>
          </table:table-cell>
          <table:table-cell table:style-name="Table7.B2" office:value-type="string">
            <text:p text:style-name="P23">1- user has account </text:p>
            <text:p text:style-name="P23">2- user logged in </text:p>
            <text:p text:style-name="P23">3- user has permission to start this container </text:p>
            <text:p text:style-name="P23"/>
          </table:table-cell>
        </table:table-row>
        <table:table-row table:style-name="TableLine94641100583312">
          <table:table-cell table:style-name="Table7.A2" office:value-type="string">
            <text:p text:style-name="P15">Post conditions </text:p>
          </table:table-cell>
          <table:table-cell table:style-name="Table7.B2" office:value-type="string">
            <text:p text:style-name="P23">Container run in host </text:p>
          </table:table-cell>
        </table:table-row>
        <table:table-row table:style-name="TableLine94641100583312">
          <table:table-cell table:style-name="Table7.A2" office:value-type="string">
            <text:p text:style-name="P15">Trigger </text:p>
          </table:table-cell>
          <table:table-cell table:style-name="Table7.B2" office:value-type="string">
            <text:p text:style-name="P23">Click on start button </text:p>
          </table:table-cell>
        </table:table-row>
        <table:table-row table:style-name="TableLine94641100583312">
          <table:table-cell table:style-name="Table7.A2" office:value-type="string">
            <text:p text:style-name="P15">Normal flow </text:p>
          </table:table-cell>
          <table:table-cell table:style-name="Table7.B2" office:value-type="string">
            <text:p text:style-name="P19">1- open app </text:p>
            <text:p text:style-name="P19">2- log in </text:p>
            <text:p text:style-name="P19">3- click on dashboard link </text:p>
            <text:p text:style-name="P23">4- click on list container link </text:p>
            <text:p text:style-name="P23">5- click on <text:s/>manage container drop down menu</text:p>
            <text:p text:style-name="P34"><text:span text:style-name="T23">6- start link </text:span></text:p>
          </table:table-cell>
        </table:table-row>
        <table:table-row table:style-name="TableLine94641100583312">
          <table:table-cell table:style-name="Table7.A2" office:value-type="string">
            <text:p text:style-name="P30"><text:span text:style-name="T18">Exception flow </text:span></text:p>
          </table:table-cell>
          <table:table-cell table:style-name="Table7.B2" office:value-type="string">
            <text:p text:style-name="P23">1- user does not have permission </text:p>
            <text:p text:style-name="P23">2- user does not logged in </text:p>
            <text:p text:style-name="P23"/>
          </table:table-cell>
        </table:table-row>
      </table:table>
      <text:p text:style-name="P13"/>
      <text:p text:style-name="P45">stop container :</text:p>
      <table:table table:name="Table8" table:style-name="Table8">
        <table:table-column table:style-name="Table8.A" table:number-columns-repeated="2"/>
        <table:table-row table:style-name="TableLine94641100380720">
          <table:table-cell table:style-name="Table8.A1" office:value-type="string">
            <text:p text:style-name="P15">Use case id </text:p>
          </table:table-cell>
          <table:table-cell table:style-name="Table8.B1" office:value-type="string">
            <text:p text:style-name="P23">8</text:p>
          </table:table-cell>
        </table:table-row>
        <table:table-row table:style-name="TableLine94641100380720">
          <table:table-cell table:style-name="Table8.A2" office:value-type="string">
            <text:p text:style-name="P15">Use case name </text:p>
          </table:table-cell>
          <table:table-cell table:style-name="Table8.B2" office:value-type="string">
            <text:p text:style-name="P23">Stop container </text:p>
          </table:table-cell>
        </table:table-row>
        <table:table-row table:style-name="TableLine94641100380720">
          <table:table-cell table:style-name="Table8.A2" office:value-type="string">
            <text:p text:style-name="P15">Description </text:p>
          </table:table-cell>
          <table:table-cell table:style-name="Table8.B2" office:value-type="string">
            <text:p text:style-name="P23">User stop his container </text:p>
          </table:table-cell>
        </table:table-row>
        <table:table-row table:style-name="TableLine94641100380720">
          <table:table-cell table:style-name="Table8.A2" office:value-type="string">
            <text:p text:style-name="P15">Actor</text:p>
          </table:table-cell>
          <table:table-cell table:style-name="Table8.B2" office:value-type="string">
            <text:p text:style-name="P34"><text:span text:style-name="T23">Normal user </text:span></text:p>
          </table:table-cell>
        </table:table-row>
        <text:soft-page-break/>
        <table:table-row table:style-name="TableLine94641100380720">
          <table:table-cell table:style-name="Table8.A2" office:value-type="string">
            <text:p text:style-name="P15">Precondition </text:p>
          </table:table-cell>
          <table:table-cell table:style-name="Table8.B2" office:value-type="string">
            <text:p text:style-name="P23">1- user has account </text:p>
            <text:p text:style-name="P23">2- user logged in </text:p>
            <text:p text:style-name="P34"><text:span text:style-name="T23">3- user has permission to stop this container </text:span></text:p>
          </table:table-cell>
        </table:table-row>
        <table:table-row table:style-name="TableLine94641100380720">
          <table:table-cell table:style-name="Table8.A2" office:value-type="string">
            <text:p text:style-name="P15">Post conditions </text:p>
          </table:table-cell>
          <table:table-cell table:style-name="Table8.B2" office:value-type="string">
            <text:p text:style-name="P23">Container stop in host </text:p>
          </table:table-cell>
        </table:table-row>
        <table:table-row table:style-name="TableLine94641100380720">
          <table:table-cell table:style-name="Table8.A2" office:value-type="string">
            <text:p text:style-name="P15">Trigger </text:p>
          </table:table-cell>
          <table:table-cell table:style-name="Table8.B2" office:value-type="string">
            <text:p text:style-name="P23">Press stop button </text:p>
          </table:table-cell>
        </table:table-row>
        <table:table-row table:style-name="TableLine94641100380720">
          <table:table-cell table:style-name="Table8.A2" office:value-type="string">
            <text:p text:style-name="P15">Normal flow </text:p>
          </table:table-cell>
          <table:table-cell table:style-name="Table8.B2" office:value-type="string">
            <text:p text:style-name="P19">1- open app </text:p>
            <text:p text:style-name="P19">2- log in </text:p>
            <text:p text:style-name="P19">3- click on dashboard link </text:p>
            <text:p text:style-name="P23">4- click on list container link </text:p>
            <text:p text:style-name="P23">5- click on <text:s/>manage container drop down menu</text:p>
            <text:p text:style-name="P34"><text:span text:style-name="T23">6- stop link</text:span></text:p>
          </table:table-cell>
        </table:table-row>
        <table:table-row table:style-name="Table8.9">
          <table:table-cell table:style-name="Table8.A2" office:value-type="string">
            <text:p text:style-name="P30"><text:span text:style-name="T18">Exception flow </text:span></text:p>
          </table:table-cell>
          <table:table-cell table:style-name="Table8.B2" office:value-type="string">
            <text:p text:style-name="P23">1- user does not have permission </text:p>
            <text:p text:style-name="P23">2- user does not logged in </text:p>
          </table:table-cell>
        </table:table-row>
      </table:table>
      <text:p text:style-name="P45"/>
      <text:p text:style-name="P45"/>
      <text:p text:style-name="P46">connect with container over ssh </text:p>
      <text:p text:style-name="P46">upload file using ftp </text:p>
      <text:p text:style-name="P46"/>
      <text:p text:style-name="P46"/>
      <text:p text:style-name="P46"/>
      <text:p text:style-name="P46">list images </text:p>
      <table:table table:name="Table9" table:style-name="Table9">
        <table:table-column table:style-name="Table9.A" table:number-columns-repeated="2"/>
        <table:table-row table:style-name="TableLine94641108155616">
          <table:table-cell table:style-name="Table9.A1" office:value-type="string">
            <text:p text:style-name="P15">Use case id </text:p>
          </table:table-cell>
          <table:table-cell table:style-name="Table9.B1" office:value-type="string">
            <text:p text:style-name="P29">9</text:p>
          </table:table-cell>
        </table:table-row>
        <table:table-row table:style-name="TableLine94641108155616">
          <table:table-cell table:style-name="Table9.A2" office:value-type="string">
            <text:p text:style-name="P15">Use case name </text:p>
          </table:table-cell>
          <table:table-cell table:style-name="Table9.B2" office:value-type="string">
            <text:p text:style-name="P25">List docker images </text:p>
          </table:table-cell>
        </table:table-row>
        <table:table-row table:style-name="TableLine94641108155616">
          <table:table-cell table:style-name="Table9.A2" office:value-type="string">
            <text:p text:style-name="P15">Description </text:p>
          </table:table-cell>
          <table:table-cell table:style-name="Table9.B2" office:value-type="string">
            <text:p text:style-name="P25">User list docker images </text:p>
          </table:table-cell>
        </table:table-row>
        <table:table-row table:style-name="TableLine94641108155616">
          <table:table-cell table:style-name="Table9.A2" office:value-type="string">
            <text:p text:style-name="P15">Actor</text:p>
          </table:table-cell>
          <table:table-cell table:style-name="Table9.B2" office:value-type="string">
            <text:p text:style-name="P25">Normal user </text:p>
          </table:table-cell>
        </table:table-row>
        <table:table-row table:style-name="TableLine94641108155616">
          <table:table-cell table:style-name="Table9.A2" office:value-type="string">
            <text:p text:style-name="P15">Precondition </text:p>
          </table:table-cell>
          <table:table-cell table:style-name="Table9.B2" office:value-type="string">
            <text:p text:style-name="P24">1- user has account </text:p>
            <text:p text:style-name="P24">2- user logged in </text:p>
            <text:p text:style-name="P26"><text:span text:style-name="T29">3- user has permission to stop this container </text:span></text:p>
          </table:table-cell>
        </table:table-row>
        <table:table-row table:style-name="TableLine94641108155616">
          <table:table-cell table:style-name="Table9.A2" office:value-type="string">
            <text:p text:style-name="P15">Post conditions </text:p>
          </table:table-cell>
          <table:table-cell table:style-name="Table9.B2" office:value-type="string">
            <text:p text:style-name="P25">Show host docker images </text:p>
          </table:table-cell>
        </table:table-row>
        <text:soft-page-break/>
        <table:table-row table:style-name="TableLine94641108155616">
          <table:table-cell table:style-name="Table9.A2" office:value-type="string">
            <text:p text:style-name="P15">Trigger </text:p>
          </table:table-cell>
          <table:table-cell table:style-name="Table9.B2" office:value-type="string">
            <text:p text:style-name="P25">Press on list all images link </text:p>
          </table:table-cell>
        </table:table-row>
        <table:table-row table:style-name="Table9.8">
          <table:table-cell table:style-name="Table9.A2" office:value-type="string">
            <text:p text:style-name="P15">Normal flow </text:p>
          </table:table-cell>
          <table:table-cell table:style-name="Table9.B2" office:value-type="string">
            <text:p text:style-name="P20"/>
            <text:p text:style-name="P20">1- open app </text:p>
            <text:p text:style-name="P20">2- log in </text:p>
            <text:p text:style-name="P20">3- click on dashboard link </text:p>
            <text:p text:style-name="P35"><text:span text:style-name="T23">4- click on list </text:span><text:span text:style-name="T24">image </text:span><text:span text:style-name="T23">link </text:span></text:p>
          </table:table-cell>
        </table:table-row>
        <table:table-row table:style-name="TableLine94641108155616">
          <table:table-cell table:style-name="Table9.A2" office:value-type="string">
            <text:p text:style-name="P30"><text:span text:style-name="T18">Exception flow </text:span></text:p>
          </table:table-cell>
          <table:table-cell table:style-name="Table9.B2" office:value-type="string">
            <text:p text:style-name="P25">1- <text:span text:style-name="T29">user does not logged in </text:span></text:p>
          </table:table-cell>
        </table:table-row>
      </table:table>
      <text:p text:style-name="P46"/>
      <text:p text:style-name="P46"/>
      <text:p text:style-name="P46">edit profile </text:p>
      <table:table table:name="Table10" table:style-name="Table10">
        <table:table-column table:style-name="Table10.A" table:number-columns-repeated="2"/>
        <table:table-row table:style-name="TableLine94641101162432">
          <table:table-cell table:style-name="Table10.A1" office:value-type="string">
            <text:p text:style-name="P15">Use case id </text:p>
          </table:table-cell>
          <table:table-cell table:style-name="Table10.B1" office:value-type="string">
            <text:p text:style-name="P29">10</text:p>
          </table:table-cell>
        </table:table-row>
        <table:table-row table:style-name="TableLine94641101162432">
          <table:table-cell table:style-name="Table10.A2" office:value-type="string">
            <text:p text:style-name="P15">Use case name </text:p>
          </table:table-cell>
          <table:table-cell table:style-name="Table10.B2" office:value-type="string">
            <text:p text:style-name="P27">Edit profile </text:p>
          </table:table-cell>
        </table:table-row>
        <table:table-row table:style-name="TableLine94641101162432">
          <table:table-cell table:style-name="Table10.A2" office:value-type="string">
            <text:p text:style-name="P15">Description </text:p>
          </table:table-cell>
          <table:table-cell table:style-name="Table10.B2" office:value-type="string">
            <text:p text:style-name="P27">User can edit his information like user name or password</text:p>
          </table:table-cell>
        </table:table-row>
        <table:table-row table:style-name="TableLine94641101162432">
          <table:table-cell table:style-name="Table10.A2" office:value-type="string">
            <text:p text:style-name="P15">Actor</text:p>
          </table:table-cell>
          <table:table-cell table:style-name="Table10.B2" office:value-type="string">
            <text:p text:style-name="P27">Normal user </text:p>
          </table:table-cell>
        </table:table-row>
        <table:table-row table:style-name="TableLine94641101162432">
          <table:table-cell table:style-name="Table10.A2" office:value-type="string">
            <text:p text:style-name="P15">Precondition </text:p>
          </table:table-cell>
          <table:table-cell table:style-name="Table10.B2" office:value-type="string">
            <text:p text:style-name="P27">1- user has account </text:p>
            <text:p text:style-name="P27">2- user logged in </text:p>
          </table:table-cell>
        </table:table-row>
        <table:table-row table:style-name="TableLine94641101162432">
          <table:table-cell table:style-name="Table10.A2" office:value-type="string">
            <text:p text:style-name="P15">Post conditions </text:p>
          </table:table-cell>
          <table:table-cell table:style-name="Table10.B2" office:value-type="string">
            <text:p text:style-name="P27">User information edited </text:p>
          </table:table-cell>
        </table:table-row>
        <table:table-row table:style-name="TableLine94641101162432">
          <table:table-cell table:style-name="Table10.A2" office:value-type="string">
            <text:p text:style-name="P15">Trigger </text:p>
          </table:table-cell>
          <table:table-cell table:style-name="Table10.B2" office:value-type="string">
            <text:p text:style-name="P27">Click on edit profile </text:p>
          </table:table-cell>
        </table:table-row>
        <table:table-row table:style-name="TableLine94641101162432">
          <table:table-cell table:style-name="Table10.A2" office:value-type="string">
            <text:p text:style-name="P15">Normal flow </text:p>
          </table:table-cell>
          <table:table-cell table:style-name="Table10.B2" office:value-type="string">
            <text:p text:style-name="P27">1- log in </text:p>
            <text:p text:style-name="P27">2- press edit profile </text:p>
            <text:p text:style-name="P36"><text:span text:style-name="T25">3- edit user information </text:span></text:p>
            <text:p text:style-name="P27">4- press save changes button </text:p>
          </table:table-cell>
        </table:table-row>
        <table:table-row table:style-name="TableLine94641101162432">
          <table:table-cell table:style-name="Table10.A2" office:value-type="string">
            <text:p text:style-name="P30"><text:span text:style-name="T18">Exception flow </text:span></text:p>
          </table:table-cell>
          <table:table-cell table:style-name="Table10.B2" office:value-type="string">
            <text:p text:style-name="P37">1- <text:span text:style-name="T29">user does not logged in </text:span></text:p>
          </table:table-cell>
        </table:table-row>
      </table:table>
      <text:p text:style-name="P46"/>
      <text:p text:style-name="P14"><text:tab/>delete user </text:p>
      <table:table table:name="Table11" table:style-name="Table11">
        <table:table-column table:style-name="Table11.A" table:number-columns-repeated="2"/>
        <table:table-row table:style-name="TableLine94641107987904">
          <table:table-cell table:style-name="Table11.A1" office:value-type="string">
            <text:p text:style-name="P15">Use case id </text:p>
          </table:table-cell>
          <table:table-cell table:style-name="Table11.B1" office:value-type="string">
            <text:p text:style-name="P27">1<text:span text:style-name="T30">1</text:span></text:p>
          </table:table-cell>
        </table:table-row>
        <table:table-row table:style-name="TableLine94641107987904">
          <table:table-cell table:style-name="Table11.A2" office:value-type="string">
            <text:p text:style-name="P15">Use case name </text:p>
          </table:table-cell>
          <table:table-cell table:style-name="Table11.B2" office:value-type="string">
            <text:p text:style-name="P27">Delete user </text:p>
          </table:table-cell>
        </table:table-row>
        <table:table-row table:style-name="TableLine94641107987904">
          <table:table-cell table:style-name="Table11.A2" office:value-type="string">
            <text:p text:style-name="P15">Description </text:p>
          </table:table-cell>
          <table:table-cell table:style-name="Table11.B2" office:value-type="string">
            <text:p text:style-name="P27">Delete specific user account from system </text:p>
          </table:table-cell>
        </table:table-row>
        <table:table-row table:style-name="TableLine94641107987904">
          <table:table-cell table:style-name="Table11.A2" office:value-type="string">
            <text:p text:style-name="P15">Actor</text:p>
          </table:table-cell>
          <table:table-cell table:style-name="Table11.B2" office:value-type="string">
            <text:p text:style-name="P27">admin</text:p>
          </table:table-cell>
        </table:table-row>
        <text:soft-page-break/>
        <table:table-row table:style-name="TableLine94641107987904">
          <table:table-cell table:style-name="Table11.A2" office:value-type="string">
            <text:p text:style-name="P15">Precondition </text:p>
          </table:table-cell>
          <table:table-cell table:style-name="Table11.B2" office:value-type="string">
            <text:p text:style-name="P27">1- logged in </text:p>
            <text:p text:style-name="P27">2- having admin permission </text:p>
          </table:table-cell>
        </table:table-row>
        <table:table-row table:style-name="TableLine94641107987904">
          <table:table-cell table:style-name="Table11.A2" office:value-type="string">
            <text:p text:style-name="P15">Post conditions </text:p>
          </table:table-cell>
          <table:table-cell table:style-name="Table11.B2" office:value-type="string">
            <text:p text:style-name="P27">User account and its container <text:s/>deleted from system </text:p>
          </table:table-cell>
        </table:table-row>
        <table:table-row table:style-name="TableLine94641107987904">
          <table:table-cell table:style-name="Table11.A2" office:value-type="string">
            <text:p text:style-name="P15">Trigger </text:p>
          </table:table-cell>
          <table:table-cell table:style-name="Table11.B2" office:value-type="string">
            <text:p text:style-name="P27">Press delete user button </text:p>
          </table:table-cell>
        </table:table-row>
        <table:table-row table:style-name="TableLine94641107987904">
          <table:table-cell table:style-name="Table11.A2" office:value-type="string">
            <text:p text:style-name="P15">Normal flow </text:p>
          </table:table-cell>
          <table:table-cell table:style-name="Table11.B2" office:value-type="string">
            <text:p text:style-name="P28">1- log in as admin </text:p>
            <text:p text:style-name="P28">2- press dashboard </text:p>
            <text:p text:style-name="P28">3- press search about user link</text:p>
            <text:p text:style-name="P28">4- search about user using name </text:p>
            <text:p text:style-name="P28">5- choose user </text:p>
            <text:p text:style-name="P28">6- press delete button </text:p>
          </table:table-cell>
        </table:table-row>
        <table:table-row table:style-name="TableLine94641107987904">
          <table:table-cell table:style-name="Table11.A2" office:value-type="string">
            <text:p text:style-name="P30"><text:span text:style-name="T18">Exception flow </text:span></text:p>
          </table:table-cell>
          <table:table-cell table:style-name="Table11.B2" office:value-type="string">
            <text:p text:style-name="P28">User is not admin </text:p>
          </table:table-cell>
        </table:table-row>
      </table:table>
      <text:p text:style-name="P14"/>
      <text:p text:style-name="P50"><text:tab/><text:tab/><text:tab/><text:tab/>see log file </text:p>
      <table:table table:name="Table12" table:style-name="Table12">
        <table:table-column table:style-name="Table12.A" table:number-columns-repeated="2"/>
        <table:table-row table:style-name="TableLine94641109274944">
          <table:table-cell table:style-name="Table12.A1" office:value-type="string">
            <text:p text:style-name="P15">Use case id </text:p>
          </table:table-cell>
          <table:table-cell table:style-name="Table12.B1" office:value-type="string">
            <text:p text:style-name="P28">1<text:span text:style-name="T30">2</text:span></text:p>
          </table:table-cell>
        </table:table-row>
        <table:table-row table:style-name="TableLine94641109274944">
          <table:table-cell table:style-name="Table12.A2" office:value-type="string">
            <text:p text:style-name="P15">Use case name </text:p>
          </table:table-cell>
          <table:table-cell table:style-name="Table12.B2" office:value-type="string">
            <text:p text:style-name="P28">See log file </text:p>
          </table:table-cell>
        </table:table-row>
        <table:table-row table:style-name="TableLine94641109274944">
          <table:table-cell table:style-name="Table12.A2" office:value-type="string">
            <text:p text:style-name="P15">Description </text:p>
          </table:table-cell>
          <table:table-cell table:style-name="Table12.B2" office:value-type="string">
            <text:p text:style-name="P28">Admin see log file to see user action on system </text:p>
          </table:table-cell>
        </table:table-row>
        <table:table-row table:style-name="TableLine94641109274944">
          <table:table-cell table:style-name="Table12.A2" office:value-type="string">
            <text:p text:style-name="P15">Actor</text:p>
          </table:table-cell>
          <table:table-cell table:style-name="Table12.B2" office:value-type="string">
            <text:p text:style-name="P28">Admin </text:p>
          </table:table-cell>
        </table:table-row>
        <table:table-row table:style-name="TableLine94641109274944">
          <table:table-cell table:style-name="Table12.A2" office:value-type="string">
            <text:p text:style-name="P15">Precondition </text:p>
          </table:table-cell>
          <table:table-cell table:style-name="Table12.B2" office:value-type="string">
            <text:p text:style-name="P28">1- logged in </text:p>
            <text:p text:style-name="P28">2- having admin permission</text:p>
          </table:table-cell>
        </table:table-row>
        <table:table-row table:style-name="TableLine94641109274944">
          <table:table-cell table:style-name="Table12.A2" office:value-type="string">
            <text:p text:style-name="P15">Post conditions </text:p>
          </table:table-cell>
          <table:table-cell table:style-name="Table12.B2" office:value-type="string">
            <text:p text:style-name="P28">Show Users action and interaction with system </text:p>
          </table:table-cell>
        </table:table-row>
        <table:table-row table:style-name="TableLine94641109274944">
          <table:table-cell table:style-name="Table12.A2" office:value-type="string">
            <text:p text:style-name="P15">Trigger </text:p>
          </table:table-cell>
          <table:table-cell table:style-name="Table12.B2" office:value-type="string">
            <text:p text:style-name="P28">Press see log </text:p>
          </table:table-cell>
        </table:table-row>
        <table:table-row table:style-name="TableLine94641109274944">
          <table:table-cell table:style-name="Table12.A2" office:value-type="string">
            <text:p text:style-name="P15">Normal flow </text:p>
          </table:table-cell>
          <table:table-cell table:style-name="Table12.B2" office:value-type="string">
            <text:p text:style-name="P28">1- log in as admin </text:p>
            <text:p text:style-name="P28">2- press dashboard</text:p>
            <text:p text:style-name="P28">3- press see log </text:p>
          </table:table-cell>
        </table:table-row>
        <table:table-row table:style-name="TableLine94641109274944">
          <table:table-cell table:style-name="Table12.A2" office:value-type="string">
            <text:p text:style-name="P30"><text:span text:style-name="T18">Exception flow </text:span></text:p>
          </table:table-cell>
          <table:table-cell table:style-name="Table12.B2" office:value-type="string">
            <text:p text:style-name="P28">User is not admin </text:p>
          </table:table-cell>
        </table:table-row>
      </table:table>
      <text:p text:style-name="P49"/>
      <text:p text:style-name="P49"/>
      <text:p text:style-name="P49"/>
      <text:p text:style-name="P49"/>
      <text:p text:style-name="P49"/>
      <text:p text:style-name="P49"><text:soft-page-break/></text:p>
      <text:p text:style-name="P50"><text:tab/><text:tab/><text:tab/><text:tab/>add image </text:p>
      <table:table table:name="Table13" table:style-name="Table13">
        <table:table-column table:style-name="Table13.A" table:number-columns-repeated="2"/>
        <table:table-row table:style-name="TableLine94641093227264">
          <table:table-cell table:style-name="Table13.A1" office:value-type="string">
            <text:p text:style-name="P15">Use case id </text:p>
          </table:table-cell>
          <table:table-cell table:style-name="Table13.B1" office:value-type="string">
            <text:p text:style-name="P28">1<text:span text:style-name="T30">3</text:span></text:p>
          </table:table-cell>
        </table:table-row>
        <table:table-row table:style-name="TableLine94641093227264">
          <table:table-cell table:style-name="Table13.A2" office:value-type="string">
            <text:p text:style-name="P15">Use case name </text:p>
          </table:table-cell>
          <table:table-cell table:style-name="Table13.B2" office:value-type="string">
            <text:p text:style-name="P28">Add docker image </text:p>
          </table:table-cell>
        </table:table-row>
        <table:table-row table:style-name="TableLine94641093227264">
          <table:table-cell table:style-name="Table13.A2" office:value-type="string">
            <text:p text:style-name="P15">Description </text:p>
          </table:table-cell>
          <table:table-cell table:style-name="Table13.B2" office:value-type="string">
            <text:p text:style-name="P28">Admin pull images from docker hub </text:p>
          </table:table-cell>
        </table:table-row>
        <table:table-row table:style-name="TableLine94641093227264">
          <table:table-cell table:style-name="Table13.A2" office:value-type="string">
            <text:p text:style-name="P15">Actor</text:p>
          </table:table-cell>
          <table:table-cell table:style-name="Table13.B2" office:value-type="string">
            <text:p text:style-name="P28">Admin </text:p>
          </table:table-cell>
        </table:table-row>
        <table:table-row table:style-name="TableLine94641093227264">
          <table:table-cell table:style-name="Table13.A2" office:value-type="string">
            <text:p text:style-name="P15">Precondition </text:p>
          </table:table-cell>
          <table:table-cell table:style-name="Table13.B2" office:value-type="string">
            <text:p text:style-name="P28">1- logged in </text:p>
            <text:p text:style-name="P28">2- having admin permission</text:p>
          </table:table-cell>
        </table:table-row>
        <table:table-row table:style-name="TableLine94641093227264">
          <table:table-cell table:style-name="Table13.A2" office:value-type="string">
            <text:p text:style-name="P15">Post conditions </text:p>
          </table:table-cell>
          <table:table-cell table:style-name="Table13.B2" office:value-type="string">
            <text:p text:style-name="P28">New docker image added to host </text:p>
          </table:table-cell>
        </table:table-row>
        <table:table-row table:style-name="TableLine94641093227264">
          <table:table-cell table:style-name="Table13.A2" office:value-type="string">
            <text:p text:style-name="P15">Trigger </text:p>
          </table:table-cell>
          <table:table-cell table:style-name="Table13.B2" office:value-type="string">
            <text:p text:style-name="P28">Press on add image button </text:p>
          </table:table-cell>
        </table:table-row>
        <table:table-row table:style-name="TableLine94641093227264">
          <table:table-cell table:style-name="Table13.A2" office:value-type="string">
            <text:p text:style-name="P15">Normal flow </text:p>
          </table:table-cell>
          <table:table-cell table:style-name="Table13.B2" office:value-type="string">
            <text:p text:style-name="P28">1- log in as admin </text:p>
            <text:p text:style-name="P28">2- press dashboard </text:p>
            <text:p text:style-name="P29">3- press list images </text:p>
            <text:p text:style-name="P29">4- press add image </text:p>
            <text:p text:style-name="P29">5- enter image name and tag </text:p>
            <text:p text:style-name="P29">6- press Add Image button </text:p>
            <text:p text:style-name="P29"/>
          </table:table-cell>
        </table:table-row>
        <table:table-row table:style-name="Table13.9">
          <table:table-cell table:style-name="Table13.A2" office:value-type="string">
            <text:p text:style-name="P30"><text:span text:style-name="T18">Exception flow </text:span></text:p>
          </table:table-cell>
          <table:table-cell table:style-name="Table13.B2" office:value-type="string">
            <text:p text:style-name="P29">1- user is not admin </text:p>
            <text:p text:style-name="P29">2- image is not exist in docker hub </text:p>
          </table:table-cell>
        </table:table-row>
      </table:table>
      <text:p text:style-name="P50"/>
      <text:p text:style-name="P49"/>
      <text:p text:style-name="P49"><text:tab/><text:tab/><text:tab/><text:tab/>delete image </text:p>
      <table:table table:name="Table14" table:style-name="Table14">
        <table:table-column table:style-name="Table14.A" table:number-columns-repeated="2"/>
        <table:table-row table:style-name="TableLine94641097841552">
          <table:table-cell table:style-name="Table14.A1" office:value-type="string">
            <text:p text:style-name="P15">Use case id </text:p>
          </table:table-cell>
          <table:table-cell table:style-name="Table14.B1" office:value-type="string">
            <text:p text:style-name="P28">1<text:span text:style-name="T30">4</text:span></text:p>
          </table:table-cell>
        </table:table-row>
        <table:table-row table:style-name="TableLine94641097841552">
          <table:table-cell table:style-name="Table14.A2" office:value-type="string">
            <text:p text:style-name="P15">Use case name </text:p>
          </table:table-cell>
          <table:table-cell table:style-name="Table14.B2" office:value-type="string">
            <text:p text:style-name="P38"><text:span text:style-name="T26">delete</text:span><text:span text:style-name="T27"> docker image </text:span></text:p>
          </table:table-cell>
        </table:table-row>
        <table:table-row table:style-name="TableLine94641097841552">
          <table:table-cell table:style-name="Table14.A2" office:value-type="string">
            <text:p text:style-name="P15">Description </text:p>
          </table:table-cell>
          <table:table-cell table:style-name="Table14.B2" office:value-type="string">
            <text:p text:style-name="P38"><text:span text:style-name="T27">Admin </text:span><text:span text:style-name="T26">delete</text:span><text:span text:style-name="T27"> </text:span><text:span text:style-name="T26">docker </text:span><text:span text:style-name="T27">image from </text:span><text:span text:style-name="T26">host </text:span></text:p>
          </table:table-cell>
        </table:table-row>
        <table:table-row table:style-name="TableLine94641097841552">
          <table:table-cell table:style-name="Table14.A2" office:value-type="string">
            <text:p text:style-name="P15">Actor</text:p>
          </table:table-cell>
          <table:table-cell table:style-name="Table14.B2" office:value-type="string">
            <text:p text:style-name="P28">Admin </text:p>
          </table:table-cell>
        </table:table-row>
        <table:table-row table:style-name="TableLine94641097841552">
          <table:table-cell table:style-name="Table14.A2" office:value-type="string">
            <text:p text:style-name="P15">Precondition </text:p>
          </table:table-cell>
          <table:table-cell table:style-name="Table14.B2" office:value-type="string">
            <text:p text:style-name="P28">1- logged in </text:p>
            <text:p text:style-name="P28">2- having admin permission</text:p>
          </table:table-cell>
        </table:table-row>
        <table:table-row table:style-name="TableLine94641097841552">
          <table:table-cell table:style-name="Table14.A2" office:value-type="string">
            <text:p text:style-name="P15">Post conditions </text:p>
          </table:table-cell>
          <table:table-cell table:style-name="Table14.B2" office:value-type="string">
            <text:p text:style-name="P29">Docker image deleted from host </text:p>
          </table:table-cell>
        </table:table-row>
        <table:table-row table:style-name="TableLine94641097841552">
          <table:table-cell table:style-name="Table14.A2" office:value-type="string">
            <text:p text:style-name="P15">Trigger </text:p>
          </table:table-cell>
          <table:table-cell table:style-name="Table14.B2" office:value-type="string">
            <text:p text:style-name="P38"><text:span text:style-name="T27">Press on </text:span><text:span text:style-name="T26">delete</text:span><text:span text:style-name="T27"> image button </text:span></text:p>
          </table:table-cell>
        </table:table-row>
        <table:table-row table:style-name="TableLine94641097841552">
          <table:table-cell table:style-name="Table14.A2" office:value-type="string">
            <text:p text:style-name="P15">Normal flow </text:p>
          </table:table-cell>
          <table:table-cell table:style-name="Table14.B2" office:value-type="string">
            <text:p text:style-name="P28">1- log in as admin </text:p>
            <text:p text:style-name="P28"><text:soft-page-break/>2- press dashboard </text:p>
            <text:p text:style-name="P29">3- press list images</text:p>
            <text:p text:style-name="P29">4- search about docker image </text:p>
            <text:p text:style-name="P29">5- choose docker image </text:p>
            <text:p text:style-name="P29">6- press delete image from drop down menu</text:p>
            <text:p text:style-name="P29"/>
          </table:table-cell>
        </table:table-row>
        <table:table-row table:style-name="TableLine94641097841552">
          <table:table-cell table:style-name="Table14.A2" office:value-type="string">
            <text:p text:style-name="P30"><text:span text:style-name="T18">Exception flow </text:span></text:p>
          </table:table-cell>
          <table:table-cell table:style-name="Table14.B2" office:value-type="string">
            <text:p text:style-name="P29">1- user is not admin </text:p>
          </table:table-cell>
        </table:table-row>
      </table:table>
      <text:p text:style-name="P49"/>
      <text:p text:style-name="P49"/>
      <text:p text:style-name="P54"><text:span text:style-name="T10">System </text:span>architecture:</text:p>
      <text:p text:style-name="P58">we used MVT <text:s/>architecture </text:p>
      <text:p text:style-name="P49">Model-View-Template (MVT) architectural pattern is a variation of the more widely known Model-View-Controller (MVC) pattern, commonly used in web development. It's a design pattern that promotes a clear separation of concerns between different components of a software application. Here's an explanation of the MVT architecture in a generic context:</text:p>
      <text:p text:style-name="P54"><text:span text:style-name="T10">1- </text:span>Model: The Model represents the data and the business logic of the application. It defines the structure and behavior of the data, and it's responsible for interacting with the database or any data storage system. The Model layer encapsulates data manipulation, validation, and processing rules.</text:p>
      <text:p text:style-name="Text_20_body">In a generic application, the Model could consist of classes and functions responsible for data storage, retrieval, updating, and deletion, as well as any other business logic related to data operations.</text:p>
      <text:p text:style-name="P51"/>
      <text:p text:style-name="P54"><text:span text:style-name="T10">2- </text:span>View: The View is responsible for presenting data to the user and handling user interactions. It's the layer that handles user input and responds with appropriate data representation. </text:p>
      <text:p text:style-name="P54"/>
      <text:p text:style-name="P54"/>
      <text:p text:style-name="P51"><text:span text:style-name="T31">3- </text:span>Template: The Template is responsible for defining the presentation and layout of the application's user interface. It separates the presentation from the data and the user interaction logic. Templates are usually written in a <text:soft-page-break/>markup language or templating engine, which allows dynamic rendering of data from the Model into the View.</text:p>
      <text:p text:style-name="Text_20_body">In a generic application, templates could consist of HTML, CSS, or other template languages that define the visual appearance of the application's user interface.</text:p>
      <text:p text:style-name="P51"/>
      <text:p text:style-name="P46">The Flow of Data: In the MVT architecture, the flow of data typically follows these steps:</text:p>
      <text:p text:style-name="P55"><text:span text:style-name="T11">1-</text:span>The user interacts with the View by providing input or triggering actions.</text:p>
      <text:p text:style-name="P55"><text:span text:style-name="T31">2-</text:span>The View receives the input and, if needed, interacts with the Model to retrieve or manipulate data.</text:p>
      <text:p text:style-name="P55"><text:span text:style-name="T31">3- </text:span>The View prepares the necessary data and renders a Template to generate the final output.</text:p>
      <text:p text:style-name="P55"><text:span text:style-name="T31">4-</text:span>The Template is then presented to the user, completing the cycle of user interaction.</text:p>
      <text:p text:style-name="P55">The primary advantage of the MVT architecture is its separation of concerns, making the application more maintainable, scalable, and reusable. It allows developers to work on specific parts of the application independently, as changes in one layer typically do not affect the others.</text:p>
      <text:p text:style-name="P55"/>
      <text:p text:style-name="P55"/>
      <text:p text:style-name="P55">‫والتنفيذ‬ ‫التحقيق‬ ‫‪:‬‬ ‫السابع‬ ‫الفصل‬</text:p>
      <text:p text:style-name="P59">we used django framework in our system to develop back-end section and we used django for many reason and some of reason: </text:p>
      <text:p text:style-name="P56"><text:span text:style-name="T32">1- </text:span>Rapid Development: Django provides a high-level and easy-to-use API, along with built-in features like an ORM (Object-Relational Mapping), automatic admin interface, and form handling. These features allow developers to build web applications quickly and efficiently, reducing development time.</text:p>
      <text:p text:style-name="P56"/>
      <text:p text:style-name="P56"><text:span text:style-name="T32">2- </text:span>Scalability: Django is designed to handle high-traffic and complex web applications. With its efficient architecture, robust ORM, and support for caching and database optimization, Django applications can scale to handle large user bases and extensive data processing.</text:p>
      <text:p text:style-name="P56"/>
      <text:p text:style-name="P56"><text:span text:style-name="T32">3- </text:span>Security: Django has built-in security features, such as protection against common web vulnerabilities like cross-site scripting (XSS), cross-site request forgery (CSRF), and SQL injection. It encourages secure coding practices and helps developers avoid common security pitfalls.</text:p>
      <text:p text:style-name="P56"/>
      <text:p text:style-name="P56"><text:span text:style-name="T32">4- </text:span>Community and Documentation: Django has a large and active community of developers and contributors, which means there's extensive documentation, tutorials, and support available. The community ensures that the framework is continuously improved and maintained.</text:p>
      <text:p text:style-name="P56"><text:soft-page-break/><text:span text:style-name="T32">5- </text:span>ORM (Object-Relational Mapping): Django's ORM allows developers to work with the database using Python classes and methods, abstracting away much of the SQL complexity. This makes it easier to interact with the database and reduces the chances of introducing SQL-related errors.</text:p>
      <text:p text:style-name="P56"/>
      <text:p text:style-name="P59">And we think that there is more benefit of using dnago framework</text:p>
      <text:p text:style-name="P59"/>
      <text:p text:style-name="P59">and for front-end we used html and css and bootstrap4 and <text:span text:style-name="T33">vanilla js </text:span></text:p>
      <text:p text:style-name="P59"/>
      <text:p text:style-name="P59"/>
      <text:p text:style-name="P59"/>
      <text:p text:style-name="P60">work segmentation: </text:p>
      <text:p text:style-name="P60">1- design front-end and graphical interfaces </text:p>
      <text:p text:style-name="P60">2- design data bases </text:p>
      <text:p text:style-name="P57"><text:span text:style-name="T33">3- implement business logic </text:span></text:p>
      <text:p text:style-name="P60">4- write report </text:p>
      <text:p text:style-name="P60"/>
      <text:p text:style-name="P60">resulting and end </text:p>
      <text:p text:style-name="P60"/>
      <text:p text:style-name="P57"><text:span text:style-name="T33">‫refrance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Gayathri Thin" svg:font-family="'Gayathri Thin'" style:font-pitch="variable"/>
    <style:font-face style:name="Gubbi" svg:font-family="Gubbi" style:font-pitch="variable"/>
    <style:font-face style:name="Jamrul" svg:font-family="Jamrul" style:font-pitch="variable"/>
    <style:font-face style:name="KacstArt" svg:font-family="KacstArt" style:font-pitch="variable"/>
    <style:font-face style:name="KacstBook" svg:font-family="KacstBook" style:font-pitch="variable"/>
    <style:font-face style:name="KacstDecorative" svg:font-family="KacstDecorative" style:font-pitch="variable"/>
    <style:font-face style:name="KacstDigital" svg:font-family="KacstDigital" style:font-pitch="variable"/>
    <style:font-face style:name="KacstFarsi" svg:font-family="KacstFarsi" style:font-pitch="variable"/>
    <style:font-face style:name="KacstLetter" svg:font-family="KacstLetter" style:font-pitch="variable"/>
    <style:font-face style:name="KacstNaskh" svg:font-family="KacstNaskh" style:font-pitch="variable"/>
    <style:font-face style:name="KacstOffice" svg:font-family="KacstOffice" style:font-pitch="variable"/>
    <style:font-face style:name="KacstOne" svg:font-family="KacstOne" style:font-pitch="variable"/>
    <style:font-face style:name="KacstPen" svg:font-family="KacstPen" style:font-pitch="variable"/>
    <style:font-face style:name="KacstPoster" svg:font-family="KacstPoster" style:font-pitch="variable"/>
    <style:font-face style:name="KacstQurn" svg:font-family="KacstQurn" style:font-pitch="variable"/>
    <style:font-face style:name="KacstScreen" svg:font-family="KacstScreen" style:font-pitch="variable"/>
    <style:font-face style:name="KacstTitle" svg:font-family="KacstTitle" style:font-pitch="variable"/>
    <style:font-face style:name="KacstTitleL" svg:font-family="KacstTitleL" style:font-pitch="variable"/>
    <style:font-face style:name="Kalapi" svg:font-family="Kalapi" style:font-pitch="variable"/>
    <style:font-face style:name="Kalimati" svg:font-family="Kalimati" style:font-pitch="variable"/>
    <style:font-face style:name="Karumbi" svg:font-family="Karumbi" style:font-pitch="variable"/>
    <style:font-face style:name="Khmer OS" svg:font-family="'Khmer OS'" style:font-pitch="variable"/>
    <style:font-face style:name="Kinnari" svg:font-family="Kinn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1T21:25:02.965313914</meta:creation-date>
    <dc:date>2023-08-02T17:50:08.185928477</dc:date>
    <meta:editing-duration>PT21M26S</meta:editing-duration>
    <meta:editing-cycles>6</meta:editing-cycles>
    <meta:generator>LibreOffice/6.4.7.2$Linux_X86_64 LibreOffice_project/40$Build-2</meta:generator>
    <meta:document-statistic meta:table-count="14" meta:image-count="0" meta:object-count="0" meta:page-count="16" meta:paragraph-count="431" meta:word-count="2197" meta:character-count="13710" meta:non-whitespace-character-count="11456"/>
  </office:meta>
</office:document-meta>
</file>